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OleObj27" manifest:media-type="application/octet-stream"/>
  <manifest:file-entry manifest:full-path="OleObj28" manifest:media-type="application/octet-stream"/>
  <manifest:file-entry manifest:full-path="OleObj29" manifest:media-type="application/octet-stream"/>
  <manifest:file-entry manifest:full-path="OleObj30" manifest:media-type="application/octet-stream"/>
  <manifest:file-entry manifest:full-path="OleObj31" manifest:media-type="application/octet-stream"/>
  <manifest:file-entry manifest:full-path="OleObj32" manifest:media-type="application/octet-stream"/>
  <manifest:file-entry manifest:full-path="OleObj33" manifest:media-type="application/octet-stream"/>
  <manifest:file-entry manifest:full-path="OleObj34" manifest:media-type="application/octet-stream"/>
  <manifest:file-entry manifest:full-path="OleObj35" manifest:media-type="application/octet-stream"/>
  <manifest:file-entry manifest:full-path="OleObj36" manifest:media-type="application/octet-stream"/>
  <manifest:file-entry manifest:full-path="OleObj37" manifest:media-type="application/octet-stream"/>
  <manifest:file-entry manifest:full-path="OleObj38" manifest:media-type="application/octet-stream"/>
  <manifest:file-entry manifest:full-path="OleObj39" manifest:media-type="application/octet-stream"/>
  <manifest:file-entry manifest:full-path="OleObj40" manifest:media-type="application/octet-stream"/>
  <manifest:file-entry manifest:full-path="OleObj4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fo:color="#333333" fo:font-style="italic"/>
    </style:style>
    <style:style style:name="T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2" style:family="text">
      <style:text-properties fo:font-size="11.00pt" fo:font-weight="normal" fo:font-family="'Times New Roman'" style:font-family-asian="'Times New Roman'" style:font-family-complex="'Times New Roman'" fo:background-color="transparent" fo:color="#333333" fo:font-style="italic"/>
    </style:style>
    <style:style style:name="T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5" style:family="text">
      <style:text-properties fo:font-size="11.00pt" fo:font-weight="normal" fo:font-family="'Times New Roman'" style:font-family-asian="'Times New Roman'" style:font-family-complex="'Times New Roman'" fo:background-color="transparent" fo:color="#333333" fo:font-style="italic"/>
    </style:style>
    <style:style style:name="T6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68" style:family="text">
      <style:text-properties fo:font-size="11.00pt" fo:font-weight="normal" fo:font-family="'Times New Roman'" style:font-family-asian="'Times New Roman'" style:font-family-complex="'Times New Roman'" fo:background-color="transparent" fo:color="#333333" fo:font-style="italic"/>
    </style:style>
    <style:style style:name="T6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1" style:family="text">
      <style:text-properties fo:font-size="11.00pt" fo:font-weight="normal" fo:font-family="'Times New Roman'" style:font-family-asian="'Times New Roman'" style:font-family-complex="'Times New Roman'" fo:background-color="transparent" fo:color="#333333" fo:font-style="italic"/>
    </style:style>
    <style:style style:name="T7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4" style:family="text">
      <style:text-properties fo:font-size="11.00pt" fo:font-weight="normal" fo:font-family="'Times New Roman'" style:font-family-asian="'Times New Roman'" style:font-family-complex="'Times New Roman'" fo:background-color="transparent" fo:color="#333333" fo:font-style="italic"/>
    </style:style>
    <style:style style:name="T7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77" style:family="text">
      <style:text-properties fo:font-size="11.00pt" fo:font-weight="normal" fo:font-family="'Times New Roman'" style:font-family-asian="'Times New Roman'" style:font-family-complex="'Times New Roman'" fo:background-color="transparent" fo:color="#333333" fo:font-style="italic"/>
    </style:style>
    <style:style style:name="T78" style:family="text">
      <style:text-properties fo:font-size="11.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style="italic"/>
    </style:style>
    <style:style style:name="T81" style:family="text">
      <style:text-properties fo:font-size="11.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style="italic"/>
    </style:style>
    <style:style style:name="T84" style:family="text">
      <style:text-properties fo:font-size="11.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style="italic"/>
    </style:style>
    <style:style style:name="T87" style:family="text">
      <style:text-properties fo:font-size="11.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Times New Roman'" style:font-family-asian="'Times New Roman'" style:font-family-complex="'Times New Roman'" fo:background-color="transparent" fo:color="#333333" fo:font-style="italic"/>
    </style:style>
    <style:style style:name="T89" style:family="text">
      <style:text-properties fo:font-size="11.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2" style:family="text">
      <style:text-properties fo:font-size="11.00pt" fo:font-weight="normal" fo:font-family="'Times New Roman'" style:font-family-asian="'Times New Roman'" style:font-family-complex="'Times New Roman'" fo:background-color="transparent" fo:color="#333333"/>
    </style:style>
    <style:style style:name="T9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5" style:family="text">
      <style:text-properties fo:font-size="11.00pt" fo:font-weight="normal" fo:font-family="'Times New Roman'" style:font-family-asian="'Times New Roman'" style:font-family-complex="'Times New Roman'" fo:background-color="transparent" fo:color="#333333"/>
    </style:style>
    <style:style style:name="T9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98" style:family="text">
      <style:text-properties fo:font-size="11.00pt" fo:font-weight="normal" fo:font-family="'Times New Roman'" style:font-family-asian="'Times New Roman'" style:font-family-complex="'Times New Roman'" fo:background-color="transparent" fo:color="#333333"/>
    </style:style>
    <style:style style:name="T9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1" style:family="text">
      <style:text-properties fo:font-size="11.00pt" fo:font-weight="normal" fo:font-family="'Times New Roman'" style:font-family-asian="'Times New Roman'" style:font-family-complex="'Times New Roman'" fo:background-color="transparent" fo:color="#333333"/>
    </style:style>
    <style:style style:name="T10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4" style:family="text">
      <style:text-properties fo:font-size="11.00pt" fo:font-weight="normal" fo:font-family="'Times New Roman'" style:font-family-asian="'Times New Roman'" style:font-family-complex="'Times New Roman'" fo:background-color="transparent" fo:color="#333333"/>
    </style:style>
    <style:style style:name="T10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07" style:family="text">
      <style:text-properties fo:font-size="11.00pt" fo:font-weight="normal" fo:font-family="'Times New Roman'" style:font-family-asian="'Times New Roman'" style:font-family-complex="'Times New Roman'" fo:background-color="transparent" fo:color="#333333"/>
    </style:style>
    <style:style style:name="T108" style:family="text">
      <style:text-properties fo:font-size="11.00pt" fo:font-weight="normal" fo:font-family="'Times New Roman'" style:font-family-asian="'Times New Roman'" style:font-family-complex="'Times New Roman'" fo:background-color="transparent" fo:color="#333333" fo:font-style="italic"/>
    </style:style>
    <style:style style:name="T1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1" style:family="text">
      <style:text-properties fo:font-size="11.00pt" fo:font-weight="normal" fo:font-family="'Times New Roman'" style:font-family-asian="'Times New Roman'" style:font-family-complex="'Times New Roman'" fo:background-color="transparent" fo:color="#333333"/>
    </style:style>
    <style:style style:name="T11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4" style:family="text">
      <style:text-properties fo:font-size="11.00pt" fo:font-weight="normal" fo:font-family="'Times New Roman'" style:font-family-asian="'Times New Roman'" style:font-family-complex="'Times New Roman'" fo:background-color="transparent" fo:color="#333333"/>
    </style:style>
    <style:style style:name="T1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7" style:family="text">
      <style:text-properties fo:font-size="11.00pt" fo:font-weight="normal" fo:font-family="'Times New Roman'" style:font-family-asian="'Times New Roman'" style:font-family-complex="'Times New Roman'" fo:background-color="transparent" fo:color="#333333"/>
    </style:style>
    <style:style style:name="T1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20" style:family="text">
      <style:text-properties fo:font-size="11.00pt" fo:font-weight="normal" fo:font-family="'Times New Roman'" style:font-family-asian="'Times New Roman'" style:font-family-complex="'Times New Roman'" fo:background-color="transparent" fo:color="#333333"/>
    </style:style>
    <style:style style:name="T1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2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23" style:family="text">
      <style:text-properties fo:font-size="11.00pt" fo:font-weight="normal" fo:font-family="'Times New Roman'" style:font-family-asian="'Times New Roman'" style:font-family-complex="'Times New Roman'" fo:background-color="transparent" fo:color="#333333"/>
    </style:style>
    <style:style style:name="T1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2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26" style:family="text">
      <style:text-properties fo:font-size="11.00pt" fo:font-weight="normal" fo:font-family="'Times New Roman'" style:font-family-asian="'Times New Roman'" style:font-family-complex="'Times New Roman'" fo:background-color="transparent" fo:color="#333333"/>
    </style:style>
    <style:style style:name="T127" style:family="text">
      <style:text-properties fo:font-size="11.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1" style:family="text">
      <style:text-properties fo:font-size="11.00pt" fo:font-weight="normal" fo:font-family="'Times New Roman'" style:font-family-asian="'Times New Roman'" style:font-family-complex="'Times New Roman'" fo:background-color="transparent" fo:color="#333333"/>
    </style:style>
    <style:style style:name="T13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4" style:family="text">
      <style:text-properties fo:font-size="11.00pt" fo:font-weight="normal" fo:font-family="'Times New Roman'" style:font-family-asian="'Times New Roman'" style:font-family-complex="'Times New Roman'" fo:background-color="transparent" fo:color="#333333"/>
    </style:style>
    <style:style style:name="T13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7" style:family="text">
      <style:text-properties fo:font-size="11.00pt" fo:font-weight="normal" fo:font-family="'Times New Roman'" style:font-family-asian="'Times New Roman'" style:font-family-complex="'Times New Roman'" fo:background-color="transparent" fo:color="#333333"/>
    </style:style>
    <style:style style:name="T13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0" style:family="text">
      <style:text-properties fo:font-size="11.00pt" fo:font-weight="normal" fo:font-family="'Times New Roman'" style:font-family-asian="'Times New Roman'" style:font-family-complex="'Times New Roman'" fo:background-color="transparent" fo:color="#333333"/>
    </style:style>
    <style:style style:name="T1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3" style:family="text">
      <style:text-properties fo:font-size="11.00pt" fo:font-weight="normal" fo:font-family="'Times New Roman'" style:font-family-asian="'Times New Roman'" style:font-family-complex="'Times New Roman'" fo:background-color="transparent" fo:color="#333333"/>
    </style:style>
    <style:style style:name="T14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6" style:family="text">
      <style:text-properties fo:font-size="11.00pt" fo:font-weight="normal" fo:font-family="'Times New Roman'" style:font-family-asian="'Times New Roman'" style:font-family-complex="'Times New Roman'" fo:background-color="transparent" fo:color="#333333"/>
    </style:style>
    <style:style style:name="T14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49" style:family="text">
      <style:text-properties fo:font-size="11.00pt" fo:font-weight="normal" fo:font-family="'Times New Roman'" style:font-family-asian="'Times New Roman'" style:font-family-complex="'Times New Roman'" fo:background-color="transparent" fo:color="#333333"/>
    </style:style>
    <style:style style:name="T150" style:family="text">
      <style:text-properties fo:font-size="11.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3" style:family="text">
      <style:text-properties fo:font-size="11.00pt" fo:font-weight="normal" fo:font-family="'Times New Roman'" style:font-family-asian="'Times New Roman'" style:font-family-complex="'Times New Roman'" fo:background-color="transparent" fo:color="#333333"/>
    </style:style>
    <style:style style:name="T15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6" style:family="text">
      <style:text-properties fo:font-size="11.00pt" fo:font-weight="normal" fo:font-family="'Times New Roman'" style:font-family-asian="'Times New Roman'" style:font-family-complex="'Times New Roman'" fo:background-color="transparent" fo:color="#333333"/>
    </style:style>
    <style:style style:name="T1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59" style:family="text">
      <style:text-properties fo:font-size="11.00pt" fo:font-weight="normal" fo:font-family="'Times New Roman'" style:font-family-asian="'Times New Roman'" style:font-family-complex="'Times New Roman'" fo:background-color="transparent" fo:color="#333333"/>
    </style:style>
    <style:style style:name="T1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2" style:family="text">
      <style:text-properties fo:font-size="11.00pt" fo:font-weight="normal" fo:font-family="'Times New Roman'" style:font-family-asian="'Times New Roman'" style:font-family-complex="'Times New Roman'" fo:background-color="transparent" fo:color="#333333"/>
    </style:style>
    <style:style style:name="T1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5" style:family="text">
      <style:text-properties fo:font-size="11.00pt" fo:font-weight="normal" fo:font-family="'Times New Roman'" style:font-family-asian="'Times New Roman'" style:font-family-complex="'Times New Roman'" fo:background-color="transparent" fo:color="#333333"/>
    </style:style>
    <style:style style:name="T16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68" style:family="text">
      <style:text-properties fo:font-size="11.00pt" fo:font-weight="normal" fo:font-family="'Times New Roman'" style:font-family-asian="'Times New Roman'" style:font-family-complex="'Times New Roman'" fo:background-color="transparent" fo:color="#333333"/>
    </style:style>
    <style:style style:name="T169" style:family="text">
      <style:text-properties fo:font-size="11.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Times New Roman'" style:font-family-asian="'Times New Roman'" style:font-family-complex="'Times New Roman'" fo:background-color="transparent" fo:color="#333333"/>
    </style:style>
    <style:style style:name="T17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3" style:family="text">
      <style:text-properties fo:font-size="11.00pt" fo:font-weight="normal" fo:font-family="'Times New Roman'" style:font-family-asian="'Times New Roman'" style:font-family-complex="'Times New Roman'" fo:background-color="transparent" fo:color="#333333"/>
    </style:style>
    <style:style style:name="T17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6" style:family="text">
      <style:text-properties fo:font-size="11.00pt" fo:font-weight="normal" fo:font-family="'Times New Roman'" style:font-family-asian="'Times New Roman'" style:font-family-complex="'Times New Roman'" fo:background-color="transparent" fo:color="#333333"/>
    </style:style>
    <style:style style:name="T17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79" style:family="text">
      <style:text-properties fo:font-size="11.00pt" fo:font-weight="normal" fo:font-family="'Times New Roman'" style:font-family-asian="'Times New Roman'" style:font-family-complex="'Times New Roman'" fo:background-color="transparent" fo:color="#333333"/>
    </style:style>
    <style:style style:name="T18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2" style:family="text">
      <style:text-properties fo:font-size="11.00pt" fo:font-weight="normal" fo:font-family="'Times New Roman'" style:font-family-asian="'Times New Roman'" style:font-family-complex="'Times New Roman'" fo:background-color="transparent" fo:color="#333333"/>
    </style:style>
    <style:style style:name="T18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5" style:family="text">
      <style:text-properties fo:font-size="11.00pt" fo:font-weight="normal" fo:font-family="'Times New Roman'" style:font-family-asian="'Times New Roman'" style:font-family-complex="'Times New Roman'" fo:background-color="transparent" fo:color="#333333"/>
    </style:style>
    <style:style style:name="T18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88" style:family="text">
      <style:text-properties fo:font-size="11.00pt" fo:font-weight="normal" fo:font-family="'Times New Roman'" style:font-family-asian="'Times New Roman'" style:font-family-complex="'Times New Roman'" fo:background-color="transparent" fo:color="#333333"/>
    </style:style>
    <style:style style:name="T189" style:family="text">
      <style:text-properties fo:font-size="11.00pt" fo:font-weight="normal" fo:font-family="'Times New Roman'" style:font-family-asian="'Times New Roman'" style:font-family-complex="'Times New Roman'" fo:background-color="transparent" fo:color="#333333"/>
    </style:style>
    <style:style style:name="T19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2" style:family="text">
      <style:text-properties fo:font-size="11.00pt" fo:font-weight="normal" fo:font-family="'Times New Roman'" style:font-family-asian="'Times New Roman'" style:font-family-complex="'Times New Roman'" fo:background-color="transparent" fo:color="#333333"/>
    </style:style>
    <style:style style:name="T19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5" style:family="text">
      <style:text-properties fo:font-size="11.00pt" fo:font-weight="normal" fo:font-family="'Times New Roman'" style:font-family-asian="'Times New Roman'" style:font-family-complex="'Times New Roman'" fo:background-color="transparent" fo:color="#333333"/>
    </style:style>
    <style:style style:name="T19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198" style:family="text">
      <style:text-properties fo:font-size="11.00pt" fo:font-weight="normal" fo:font-family="'Times New Roman'" style:font-family-asian="'Times New Roman'" style:font-family-complex="'Times New Roman'" fo:background-color="transparent" fo:color="#333333"/>
    </style:style>
    <style:style style:name="T19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1" style:family="text">
      <style:text-properties fo:font-size="11.00pt" fo:font-weight="normal" fo:font-family="'Times New Roman'" style:font-family-asian="'Times New Roman'" style:font-family-complex="'Times New Roman'" fo:background-color="transparent" fo:color="#333333"/>
    </style:style>
    <style:style style:name="T20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4" style:family="text">
      <style:text-properties fo:font-size="11.00pt" fo:font-weight="normal" fo:font-family="'Times New Roman'" style:font-family-asian="'Times New Roman'" style:font-family-complex="'Times New Roman'" fo:background-color="transparent" fo:color="#333333"/>
    </style:style>
    <style:style style:name="T20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07" style:family="text">
      <style:text-properties fo:font-size="11.00pt" fo:font-weight="normal" fo:font-family="'Times New Roman'" style:font-family-asian="'Times New Roman'" style:font-family-complex="'Times New Roman'" fo:background-color="transparent" fo:color="#333333"/>
    </style:style>
    <style:style style:name="T208" style:family="text">
      <style:text-properties fo:font-size="11.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1" style:family="text">
      <style:text-properties fo:font-size="11.00pt" fo:font-weight="normal" fo:font-family="'Times New Roman'" style:font-family-asian="'Times New Roman'" style:font-family-complex="'Times New Roman'" fo:background-color="transparent" fo:color="#333333"/>
    </style:style>
    <style:style style:name="T21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4" style:family="text">
      <style:text-properties fo:font-size="11.00pt" fo:font-weight="normal" fo:font-family="'Times New Roman'" style:font-family-asian="'Times New Roman'" style:font-family-complex="'Times New Roman'" fo:background-color="transparent" fo:color="#333333"/>
    </style:style>
    <style:style style:name="T2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7" style:family="text">
      <style:text-properties fo:font-size="11.00pt" fo:font-weight="normal" fo:font-family="'Times New Roman'" style:font-family-asian="'Times New Roman'" style:font-family-complex="'Times New Roman'" fo:background-color="transparent" fo:color="#333333"/>
    </style:style>
    <style:style style:name="T2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0" style:family="text">
      <style:text-properties fo:font-size="11.00pt" fo:font-weight="normal" fo:font-family="'Times New Roman'" style:font-family-asian="'Times New Roman'" style:font-family-complex="'Times New Roman'" fo:background-color="transparent" fo:color="#333333"/>
    </style:style>
    <style:style style:name="T2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3" style:family="text">
      <style:text-properties fo:font-size="11.00pt" fo:font-weight="normal" fo:font-family="'Times New Roman'" style:font-family-asian="'Times New Roman'" style:font-family-complex="'Times New Roman'" fo:background-color="transparent" fo:color="#333333"/>
    </style:style>
    <style:style style:name="T2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6" style:family="text">
      <style:text-properties fo:font-size="11.00pt" fo:font-weight="normal" fo:font-family="'Times New Roman'" style:font-family-asian="'Times New Roman'" style:font-family-complex="'Times New Roman'" fo:background-color="transparent" fo:color="#333333"/>
    </style:style>
    <style:style style:name="T22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29" style:family="text">
      <style:text-properties fo:font-size="11.00pt" fo:font-weight="normal" fo:font-family="'Times New Roman'" style:font-family-asian="'Times New Roman'" style:font-family-complex="'Times New Roman'" fo:background-color="transparent" fo:color="#333333"/>
    </style:style>
    <style:style style:name="T2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2" style:family="text">
      <style:text-properties fo:font-size="11.00pt" fo:font-weight="normal" fo:font-family="'Times New Roman'" style:font-family-asian="'Times New Roman'" style:font-family-complex="'Times New Roman'" fo:background-color="transparent" fo:color="#333333"/>
    </style:style>
    <style:style style:name="T2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5" style:family="text">
      <style:text-properties fo:font-size="11.00pt" fo:font-weight="normal" fo:font-family="'Times New Roman'" style:font-family-asian="'Times New Roman'" style:font-family-complex="'Times New Roman'" fo:background-color="transparent" fo:color="#333333"/>
    </style:style>
    <style:style style:name="T2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38" style:family="text">
      <style:text-properties fo:font-size="11.00pt" fo:font-weight="normal" fo:font-family="'Times New Roman'" style:font-family-asian="'Times New Roman'" style:font-family-complex="'Times New Roman'" fo:background-color="transparent" fo:color="#333333"/>
    </style:style>
    <style:style style:name="T2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1" style:family="text">
      <style:text-properties fo:font-size="11.00pt" fo:font-weight="normal" fo:font-family="'Times New Roman'" style:font-family-asian="'Times New Roman'" style:font-family-complex="'Times New Roman'" fo:background-color="transparent" fo:color="#333333"/>
    </style:style>
    <style:style style:name="T2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4" style:family="text">
      <style:text-properties fo:font-size="11.00pt" fo:font-weight="normal" fo:font-family="'Times New Roman'" style:font-family-asian="'Times New Roman'" style:font-family-complex="'Times New Roman'" fo:background-color="transparent" fo:color="#333333"/>
    </style:style>
    <style:style style:name="T2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7" style:family="text">
      <style:text-properties fo:font-size="11.00pt" fo:font-weight="normal" fo:font-family="'Times New Roman'" style:font-family-asian="'Times New Roman'" style:font-family-complex="'Times New Roman'" fo:background-color="transparent" fo:color="#333333"/>
    </style:style>
    <style:style style:name="T2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4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0" style:family="text">
      <style:text-properties fo:font-size="11.00pt" fo:font-weight="normal" fo:font-family="'Times New Roman'" style:font-family-asian="'Times New Roman'" style:font-family-complex="'Times New Roman'" fo:background-color="transparent" fo:color="#333333"/>
    </style:style>
    <style:style style:name="T25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3" style:family="text">
      <style:text-properties fo:font-size="11.00pt" fo:font-weight="normal" fo:font-family="'Times New Roman'" style:font-family-asian="'Times New Roman'" style:font-family-complex="'Times New Roman'" fo:background-color="transparent" fo:color="#333333"/>
    </style:style>
    <style:style style:name="T25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6" style:family="text">
      <style:text-properties fo:font-size="11.00pt" fo:font-weight="normal" fo:font-family="'Times New Roman'" style:font-family-asian="'Times New Roman'" style:font-family-complex="'Times New Roman'" fo:background-color="transparent" fo:color="#333333"/>
    </style:style>
    <style:style style:name="T2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59" style:family="text">
      <style:text-properties fo:font-size="11.00pt" fo:font-weight="normal" fo:font-family="'Times New Roman'" style:font-family-asian="'Times New Roman'" style:font-family-complex="'Times New Roman'" fo:background-color="transparent" fo:color="#333333"/>
    </style:style>
    <style:style style:name="T2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2" style:family="text">
      <style:text-properties fo:font-size="11.00pt" fo:font-weight="normal" fo:font-family="'Times New Roman'" style:font-family-asian="'Times New Roman'" style:font-family-complex="'Times New Roman'" fo:background-color="transparent" fo:color="#333333"/>
    </style:style>
    <style:style style:name="T2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5" style:family="text">
      <style:text-properties fo:font-size="11.00pt" fo:font-weight="normal" fo:font-family="'Times New Roman'" style:font-family-asian="'Times New Roman'" style:font-family-complex="'Times New Roman'" fo:background-color="transparent" fo:color="#333333"/>
    </style:style>
    <style:style style:name="T266" style:family="text">
      <style:text-properties fo:font-size="11.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69" style:family="text">
      <style:text-properties fo:font-size="11.00pt" fo:font-weight="normal" fo:font-family="'Times New Roman'" style:font-family-asian="'Times New Roman'" style:font-family-complex="'Times New Roman'" fo:background-color="transparent" fo:color="#333333"/>
    </style:style>
    <style:style style:name="T27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2" style:family="text">
      <style:text-properties fo:font-size="11.00pt" fo:font-weight="normal" fo:font-family="'Times New Roman'" style:font-family-asian="'Times New Roman'" style:font-family-complex="'Times New Roman'" fo:background-color="transparent" fo:color="#333333"/>
    </style:style>
    <style:style style:name="T27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5" style:family="text">
      <style:text-properties fo:font-size="11.00pt" fo:font-weight="normal" fo:font-family="'Times New Roman'" style:font-family-asian="'Times New Roman'" style:font-family-complex="'Times New Roman'" fo:background-color="transparent" fo:color="#333333"/>
    </style:style>
    <style:style style:name="T27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78" style:family="text">
      <style:text-properties fo:font-size="11.00pt" fo:font-weight="normal" fo:font-family="'Times New Roman'" style:font-family-asian="'Times New Roman'" style:font-family-complex="'Times New Roman'" fo:background-color="transparent" fo:color="#333333"/>
    </style:style>
    <style:style style:name="T27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1" style:family="text">
      <style:text-properties fo:font-size="11.00pt" fo:font-weight="normal" fo:font-family="'Times New Roman'" style:font-family-asian="'Times New Roman'" style:font-family-complex="'Times New Roman'" fo:background-color="transparent" fo:color="#333333"/>
    </style:style>
    <style:style style:name="T28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4" style:family="text">
      <style:text-properties fo:font-size="11.00pt" fo:font-weight="normal" fo:font-family="'Times New Roman'" style:font-family-asian="'Times New Roman'" style:font-family-complex="'Times New Roman'" fo:background-color="transparent" fo:color="#333333"/>
    </style:style>
    <style:style style:name="T28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7" style:family="text">
      <style:text-properties fo:font-size="11.00pt" fo:font-weight="normal" fo:font-family="'Times New Roman'" style:font-family-asian="'Times New Roman'" style:font-family-complex="'Times New Roman'" fo:background-color="transparent" fo:color="#333333"/>
    </style:style>
    <style:style style:name="T28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8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0" style:family="text">
      <style:text-properties fo:font-size="11.00pt" fo:font-weight="normal" fo:font-family="'Times New Roman'" style:font-family-asian="'Times New Roman'" style:font-family-complex="'Times New Roman'" fo:background-color="transparent" fo:color="#333333"/>
    </style:style>
    <style:style style:name="T29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3" style:family="text">
      <style:text-properties fo:font-size="11.00pt" fo:font-weight="normal" fo:font-family="'Times New Roman'" style:font-family-asian="'Times New Roman'" style:font-family-complex="'Times New Roman'" fo:background-color="transparent" fo:color="#333333"/>
    </style:style>
    <style:style style:name="T2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6" style:family="text">
      <style:text-properties fo:font-size="11.00pt" fo:font-weight="normal" fo:font-family="'Times New Roman'" style:font-family-asian="'Times New Roman'" style:font-family-complex="'Times New Roman'" fo:background-color="transparent" fo:color="#333333"/>
    </style:style>
    <style:style style:name="T2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299" style:family="text">
      <style:text-properties fo:font-size="11.00pt" fo:font-weight="normal" fo:font-family="'Times New Roman'" style:font-family-asian="'Times New Roman'" style:font-family-complex="'Times New Roman'" fo:background-color="transparent" fo:color="#333333"/>
    </style:style>
    <style:style style:name="T3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2" style:family="text">
      <style:text-properties fo:font-size="11.00pt" fo:font-weight="normal" fo:font-family="'Times New Roman'" style:font-family-asian="'Times New Roman'" style:font-family-complex="'Times New Roman'" fo:background-color="transparent" fo:color="#333333"/>
    </style:style>
    <style:style style:name="T3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5" style:family="text">
      <style:text-properties fo:font-size="11.00pt" fo:font-weight="normal" fo:font-family="'Times New Roman'" style:font-family-asian="'Times New Roman'" style:font-family-complex="'Times New Roman'" fo:background-color="transparent" fo:color="#333333"/>
    </style:style>
    <style:style style:name="T3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08" style:family="text">
      <style:text-properties fo:font-size="11.00pt" fo:font-weight="normal" fo:font-family="'Times New Roman'" style:font-family-asian="'Times New Roman'" style:font-family-complex="'Times New Roman'" fo:background-color="transparent" fo:color="#333333"/>
    </style:style>
    <style:style style:name="T3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1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11" style:family="text">
      <style:text-properties fo:font-size="11.00pt" fo:font-weight="normal" fo:font-family="'Times New Roman'" style:font-family-asian="'Times New Roman'" style:font-family-complex="'Times New Roman'" fo:background-color="transparent" fo:color="#333333"/>
    </style:style>
    <style:style style:name="T312" style:family="text">
      <style:text-properties fo:font-size="11.00pt" fo:font-weight="normal" fo:font-family="'Times New Roman'" style:font-family-asian="'Times New Roman'" style:font-family-complex="'Times New Roman'" fo:background-color="transparent" style:use-window-font-color="true"/>
    </style:style>
    <style:style style:name="T313" style:family="text">
      <style:text-properties fo:font-size="11.00pt" fo:font-weight="normal" fo:font-family="'Times New Roman'" style:font-family-asian="'Times New Roman'" style:font-family-complex="'Times New Roman'" fo:background-color="transparent" fo:color="#333333"/>
    </style:style>
    <style:style style:name="T314" style:family="text">
      <style:text-properties fo:font-size="11.00pt" fo:font-weight="normal" fo:font-family="'Times New Roman'" style:font-family-asian="'Times New Roman'" style:font-family-complex="'Times New Roman'" fo:background-color="transparent" style:use-window-font-color="true"/>
    </style:style>
    <style:style style:name="T3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17" style:family="text">
      <style:text-properties fo:font-size="11.00pt" fo:font-weight="normal" fo:font-family="'Times New Roman'" style:font-family-asian="'Times New Roman'" style:font-family-complex="'Times New Roman'" fo:background-color="transparent" fo:color="#333333"/>
    </style:style>
    <style:style style:name="T3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0" style:family="text">
      <style:text-properties fo:font-size="11.00pt" fo:font-weight="normal" fo:font-family="'Times New Roman'" style:font-family-asian="'Times New Roman'" style:font-family-complex="'Times New Roman'" fo:background-color="transparent" fo:color="#333333"/>
    </style:style>
    <style:style style:name="T3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3" style:family="text">
      <style:text-properties fo:font-size="11.00pt" fo:font-weight="normal" fo:font-family="'Times New Roman'" style:font-family-asian="'Times New Roman'" style:font-family-complex="'Times New Roman'" fo:background-color="transparent" fo:color="#333333"/>
    </style:style>
    <style:style style:name="T3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6" style:family="text">
      <style:text-properties fo:font-size="11.00pt" fo:font-weight="normal" fo:font-family="'Times New Roman'" style:font-family-asian="'Times New Roman'" style:font-family-complex="'Times New Roman'" fo:background-color="transparent" fo:color="#333333"/>
    </style:style>
    <style:style style:name="T32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29" style:family="text">
      <style:text-properties fo:font-size="11.00pt" fo:font-weight="normal" fo:font-family="'Times New Roman'" style:font-family-asian="'Times New Roman'" style:font-family-complex="'Times New Roman'" fo:background-color="transparent" fo:color="#333333"/>
    </style:style>
    <style:style style:name="T3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32" style:family="text">
      <style:text-properties fo:font-size="11.00pt" fo:font-weight="normal" fo:font-family="'Times New Roman'" style:font-family-asian="'Times New Roman'" style:font-family-complex="'Times New Roman'" fo:background-color="transparent" fo:color="#333333"/>
    </style:style>
    <style:style style:name="T3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fo:font-style="italic"/>
    </style:style>
    <style:style style:name="T335" style:family="text">
      <style:text-properties fo:font-size="11.00pt" fo:font-weight="normal" fo:font-family="'Times New Roman'" style:font-family-asian="'Times New Roman'" style:font-family-complex="'Times New Roman'" fo:background-color="transparent" fo:color="#333333"/>
    </style:style>
    <style:style style:name="T336" style:family="text">
      <style:text-properties fo:font-size="11.00pt" fo:font-weight="normal" fo:font-family="'Times New Roman'" style:font-family-asian="'Times New Roman'" style:font-family-complex="'Times New Roman'" fo:background-color="transparent" fo:color="#333333" fo:font-style="italic"/>
    </style:style>
    <style:style style:name="T337" style:family="text">
      <style:text-properties fo:font-size="11.00pt" fo:font-weight="normal" fo:font-family="'Times New Roman'" style:font-family-asian="'Times New Roman'" style:font-family-complex="'Times New Roman'" fo:background-color="transparent" fo:color="#333333"/>
    </style:style>
    <style:style style:name="T338" style:family="text">
      <style:text-properties fo:font-size="11.00pt" fo:font-weight="normal" fo:font-family="'Times New Roman'" style:font-family-asian="'Times New Roman'" style:font-family-complex="'Times New Roman'" fo:background-color="transparent" style:use-window-font-color="true"/>
    </style:style>
    <style:style style:name="T3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1" style:family="text">
      <style:text-properties fo:font-size="11.00pt" fo:font-weight="normal" fo:font-family="'Times New Roman'" style:font-family-asian="'Times New Roman'" style:font-family-complex="'Times New Roman'" fo:background-color="transparent" fo:color="#333333"/>
    </style:style>
    <style:style style:name="T3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4" style:family="text">
      <style:text-properties fo:font-size="11.00pt" fo:font-weight="normal" fo:font-family="'Times New Roman'" style:font-family-asian="'Times New Roman'" style:font-family-complex="'Times New Roman'" fo:background-color="transparent" fo:color="#333333"/>
    </style:style>
    <style:style style:name="T3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7" style:family="text">
      <style:text-properties fo:font-size="11.00pt" fo:font-weight="normal" fo:font-family="'Times New Roman'" style:font-family-asian="'Times New Roman'" style:font-family-complex="'Times New Roman'" fo:background-color="transparent" fo:color="#333333"/>
    </style:style>
    <style:style style:name="T3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4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0" style:family="text">
      <style:text-properties fo:font-size="11.00pt" fo:font-weight="normal" fo:font-family="'Times New Roman'" style:font-family-asian="'Times New Roman'" style:font-family-complex="'Times New Roman'" fo:background-color="transparent" fo:color="#333333"/>
    </style:style>
    <style:style style:name="T35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3" style:family="text">
      <style:text-properties fo:font-size="11.00pt" fo:font-weight="normal" fo:font-family="'Times New Roman'" style:font-family-asian="'Times New Roman'" style:font-family-complex="'Times New Roman'" fo:background-color="transparent" fo:color="#333333"/>
    </style:style>
    <style:style style:name="T35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6" style:family="text">
      <style:text-properties fo:font-size="11.00pt" fo:font-weight="normal" fo:font-family="'Times New Roman'" style:font-family-asian="'Times New Roman'" style:font-family-complex="'Times New Roman'" fo:background-color="transparent" fo:color="#333333"/>
    </style:style>
    <style:style style:name="T3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59" style:family="text">
      <style:text-properties fo:font-size="11.00pt" fo:font-weight="normal" fo:font-family="'Times New Roman'" style:font-family-asian="'Times New Roman'" style:font-family-complex="'Times New Roman'" fo:background-color="transparent" fo:color="#333333"/>
    </style:style>
    <style:style style:name="T360" style:family="text">
      <style:text-properties fo:font-size="11.00pt" fo:font-weight="normal" fo:font-family="'Times New Roman'" style:font-family-asian="'Times New Roman'" style:font-family-complex="'Times New Roman'" fo:background-color="transparent" fo:color="#333333" fo:font-style="italic"/>
    </style:style>
    <style:style style:name="T361" style:family="text">
      <style:text-properties fo:font-size="11.00pt" fo:font-weight="normal" fo:font-family="'Times New Roman'" style:font-family-asian="'Times New Roman'" style:font-family-complex="'Times New Roman'" fo:background-color="transparent" fo:color="#333333"/>
    </style:style>
    <style:style style:name="T36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64" style:family="text">
      <style:text-properties fo:font-size="11.00pt" fo:font-weight="normal" fo:font-family="'Times New Roman'" style:font-family-asian="'Times New Roman'" style:font-family-complex="'Times New Roman'" fo:background-color="transparent" fo:color="#333333"/>
    </style:style>
    <style:style style:name="T365" style:family="text">
      <style:text-properties fo:font-size="11.00pt" fo:font-weight="normal" fo:font-family="'Times New Roman'" style:font-family-asian="'Times New Roman'" style:font-family-complex="'Times New Roman'" fo:background-color="transparent" fo:color="#333333" fo:font-style="italic"/>
    </style:style>
    <style:style style:name="T366" style:family="text">
      <style:text-properties fo:font-size="11.00pt" fo:font-weight="normal" fo:font-family="'Times New Roman'" style:font-family-asian="'Times New Roman'" style:font-family-complex="'Times New Roman'" fo:background-color="transparent" fo:color="#333333"/>
    </style:style>
    <style:style style:name="T367" style:family="text">
      <style:text-properties fo:font-size="11.00pt" fo:font-weight="normal" fo:font-family="'Times New Roman'" style:font-family-asian="'Times New Roman'" style:font-family-complex="'Times New Roman'" fo:background-color="transparent" fo:color="#333333" fo:font-style="italic"/>
    </style:style>
    <style:style style:name="T368" style:family="text">
      <style:text-properties fo:font-size="11.00pt" fo:font-weight="normal" fo:font-family="'Times New Roman'" style:font-family-asian="'Times New Roman'" style:font-family-complex="'Times New Roman'" fo:background-color="transparent" fo:color="#333333"/>
    </style:style>
    <style:style style:name="T369" style:family="text">
      <style:text-properties fo:font-size="11.00pt" fo:font-weight="normal" fo:font-family="'Times New Roman'" style:font-family-asian="'Times New Roman'" style:font-family-complex="'Times New Roman'" fo:background-color="transparent" style:use-window-font-color="true"/>
    </style:style>
    <style:style style:name="T37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2" style:family="text">
      <style:text-properties fo:font-size="11.00pt" fo:font-weight="normal" fo:font-family="'Times New Roman'" style:font-family-asian="'Times New Roman'" style:font-family-complex="'Times New Roman'" fo:background-color="transparent" fo:color="#333333"/>
    </style:style>
    <style:style style:name="T37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5" style:family="text">
      <style:text-properties fo:font-size="11.00pt" fo:font-weight="normal" fo:font-family="'Times New Roman'" style:font-family-asian="'Times New Roman'" style:font-family-complex="'Times New Roman'" fo:background-color="transparent" fo:color="#333333"/>
    </style:style>
    <style:style style:name="T37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78" style:family="text">
      <style:text-properties fo:font-size="11.00pt" fo:font-weight="normal" fo:font-family="'Times New Roman'" style:font-family-asian="'Times New Roman'" style:font-family-complex="'Times New Roman'" fo:background-color="transparent" fo:color="#333333"/>
    </style:style>
    <style:style style:name="T37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1" style:family="text">
      <style:text-properties fo:font-size="11.00pt" fo:font-weight="normal" fo:font-family="'Times New Roman'" style:font-family-asian="'Times New Roman'" style:font-family-complex="'Times New Roman'" fo:background-color="transparent" fo:color="#333333"/>
    </style:style>
    <style:style style:name="T38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4" style:family="text">
      <style:text-properties fo:font-size="11.00pt" fo:font-weight="normal" fo:font-family="'Times New Roman'" style:font-family-asian="'Times New Roman'" style:font-family-complex="'Times New Roman'" fo:background-color="transparent" fo:color="#333333"/>
    </style:style>
    <style:style style:name="T38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7" style:family="text">
      <style:text-properties fo:font-size="11.00pt" fo:font-weight="normal" fo:font-family="'Times New Roman'" style:font-family-asian="'Times New Roman'" style:font-family-complex="'Times New Roman'" fo:background-color="transparent" fo:color="#333333"/>
    </style:style>
    <style:style style:name="T38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90" style:family="text">
      <style:text-properties fo:font-size="11.00pt" fo:font-weight="normal" fo:font-family="'Times New Roman'" style:font-family-asian="'Times New Roman'" style:font-family-complex="'Times New Roman'" fo:background-color="transparent" fo:color="#333333"/>
    </style:style>
    <style:style style:name="T391" style:family="text">
      <style:text-properties fo:font-size="11.00pt" fo:font-weight="normal" fo:font-family="'Times New Roman'" style:font-family-asian="'Times New Roman'" style:font-family-complex="'Times New Roman'" fo:background-color="transparent" fo:color="#333333" fo:font-style="italic"/>
    </style:style>
    <style:style style:name="T392" style:family="text">
      <style:text-properties fo:font-size="11.00pt" fo:font-weight="normal" fo:font-family="'Times New Roman'" style:font-family-asian="'Times New Roman'" style:font-family-complex="'Times New Roman'" fo:background-color="transparent" fo:color="#333333"/>
    </style:style>
    <style:style style:name="T393" style:family="text">
      <style:text-properties fo:font-size="11.00pt" fo:font-weight="normal" fo:font-family="'Times New Roman'" style:font-family-asian="'Times New Roman'" style:font-family-complex="'Times New Roman'" fo:background-color="transparent" style:use-window-font-color="true"/>
    </style:style>
    <style:style style:name="T394" style:family="text">
      <style:text-properties fo:font-size="11.00pt" fo:font-weight="normal" fo:font-family="'Times New Roman'" style:font-family-asian="'Times New Roman'" style:font-family-complex="'Times New Roman'" fo:background-color="transparent" fo:color="#333333"/>
    </style:style>
    <style:style style:name="T395" style:family="text">
      <style:text-properties fo:font-size="11.00pt" fo:font-weight="normal" fo:font-family="'Times New Roman'" style:font-family-asian="'Times New Roman'" style:font-family-complex="'Times New Roman'" fo:background-color="transparent" style:use-window-font-color="true"/>
    </style:style>
    <style:style style:name="T39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98" style:family="text">
      <style:text-properties fo:font-size="11.00pt" fo:font-weight="normal" fo:font-family="'Times New Roman'" style:font-family-asian="'Times New Roman'" style:font-family-complex="'Times New Roman'" fo:background-color="transparent" fo:color="#333333"/>
    </style:style>
    <style:style style:name="T39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1" style:family="text">
      <style:text-properties fo:font-size="11.00pt" fo:font-weight="normal" fo:font-family="'Times New Roman'" style:font-family-asian="'Times New Roman'" style:font-family-complex="'Times New Roman'" fo:background-color="transparent" fo:color="#333333"/>
    </style:style>
    <style:style style:name="T40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4" style:family="text">
      <style:text-properties fo:font-size="11.00pt" fo:font-weight="normal" fo:font-family="'Times New Roman'" style:font-family-asian="'Times New Roman'" style:font-family-complex="'Times New Roman'" fo:background-color="transparent" fo:color="#333333"/>
    </style:style>
    <style:style style:name="T40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7" style:family="text">
      <style:text-properties fo:font-size="11.00pt" fo:font-weight="normal" fo:font-family="'Times New Roman'" style:font-family-asian="'Times New Roman'" style:font-family-complex="'Times New Roman'" fo:background-color="transparent" fo:color="#333333"/>
    </style:style>
    <style:style style:name="T40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0" style:family="text">
      <style:text-properties fo:font-size="11.00pt" fo:font-weight="normal" fo:font-family="'Times New Roman'" style:font-family-asian="'Times New Roman'" style:font-family-complex="'Times New Roman'" fo:background-color="transparent" fo:color="#333333"/>
    </style:style>
    <style:style style:name="T41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3" style:family="text">
      <style:text-properties fo:font-size="11.00pt" fo:font-weight="normal" fo:font-family="'Times New Roman'" style:font-family-asian="'Times New Roman'" style:font-family-complex="'Times New Roman'" fo:background-color="transparent" fo:color="#333333"/>
    </style:style>
    <style:style style:name="T414" style:family="text">
      <style:text-properties fo:font-size="11.00pt" fo:font-weight="normal" fo:font-family="'Times New Roman'" style:font-family-asian="'Times New Roman'" style:font-family-complex="'Times New Roman'" fo:background-color="transparent" style:use-window-font-color="true"/>
    </style:style>
    <style:style style:name="T4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7" style:family="text">
      <style:text-properties fo:font-size="11.00pt" fo:font-weight="normal" fo:font-family="'Times New Roman'" style:font-family-asian="'Times New Roman'" style:font-family-complex="'Times New Roman'" fo:background-color="transparent" fo:color="#333333"/>
    </style:style>
    <style:style style:name="T4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0" style:family="text">
      <style:text-properties fo:font-size="11.00pt" fo:font-weight="normal" fo:font-family="'Times New Roman'" style:font-family-asian="'Times New Roman'" style:font-family-complex="'Times New Roman'" fo:background-color="transparent" fo:color="#333333"/>
    </style:style>
    <style:style style:name="T4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3" style:family="text">
      <style:text-properties fo:font-size="11.00pt" fo:font-weight="normal" fo:font-family="'Times New Roman'" style:font-family-asian="'Times New Roman'" style:font-family-complex="'Times New Roman'" fo:background-color="transparent" fo:color="#333333"/>
    </style:style>
    <style:style style:name="T4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6" style:family="text">
      <style:text-properties fo:font-size="11.00pt" fo:font-weight="normal" fo:font-family="'Times New Roman'" style:font-family-asian="'Times New Roman'" style:font-family-complex="'Times New Roman'" fo:background-color="transparent" fo:color="#333333"/>
    </style:style>
    <style:style style:name="T42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9" style:family="text">
      <style:text-properties fo:font-size="11.00pt" fo:font-weight="normal" fo:font-family="'Times New Roman'" style:font-family-asian="'Times New Roman'" style:font-family-complex="'Times New Roman'" fo:background-color="transparent" fo:color="#333333"/>
    </style:style>
    <style:style style:name="T4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2" style:family="text">
      <style:text-properties fo:font-size="11.00pt" fo:font-weight="normal" fo:font-family="'Times New Roman'" style:font-family-asian="'Times New Roman'" style:font-family-complex="'Times New Roman'" fo:background-color="transparent" fo:color="#333333"/>
    </style:style>
    <style:style style:name="T433" style:family="text">
      <style:text-properties fo:font-size="11.00pt" fo:font-weight="normal" fo:font-family="'Times New Roman'" style:font-family-asian="'Times New Roman'" style:font-family-complex="'Times New Roman'" fo:background-color="transparent" style:use-window-font-color="true"/>
    </style:style>
    <style:style style:name="T4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6" style:family="text">
      <style:text-properties fo:font-size="11.00pt" fo:font-weight="normal" fo:font-family="'Times New Roman'" style:font-family-asian="'Times New Roman'" style:font-family-complex="'Times New Roman'" fo:background-color="transparent" fo:color="#333333"/>
    </style:style>
    <style:style style:name="T43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9" style:family="text">
      <style:text-properties fo:font-size="11.00pt" fo:font-weight="normal" fo:font-family="'Times New Roman'" style:font-family-asian="'Times New Roman'" style:font-family-complex="'Times New Roman'" fo:background-color="transparent" fo:color="#333333"/>
    </style:style>
    <style:style style:name="T44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2" style:family="text">
      <style:text-properties fo:font-size="11.00pt" fo:font-weight="normal" fo:font-family="'Times New Roman'" style:font-family-asian="'Times New Roman'" style:font-family-complex="'Times New Roman'" fo:background-color="transparent" fo:color="#333333"/>
    </style:style>
    <style:style style:name="T44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5" style:family="text">
      <style:text-properties fo:font-size="11.00pt" fo:font-weight="normal" fo:font-family="'Times New Roman'" style:font-family-asian="'Times New Roman'" style:font-family-complex="'Times New Roman'" fo:background-color="transparent" fo:color="#333333"/>
    </style:style>
    <style:style style:name="T44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8" style:family="text">
      <style:text-properties fo:font-size="11.00pt" fo:font-weight="normal" fo:font-family="'Times New Roman'" style:font-family-asian="'Times New Roman'" style:font-family-complex="'Times New Roman'" fo:background-color="transparent" fo:color="#333333"/>
    </style:style>
    <style:style style:name="T44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1" style:family="text">
      <style:text-properties fo:font-size="11.00pt" fo:font-weight="normal" fo:font-family="'Times New Roman'" style:font-family-asian="'Times New Roman'" style:font-family-complex="'Times New Roman'" fo:background-color="transparent" fo:color="#333333"/>
    </style:style>
    <style:style style:name="T4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4" style:family="text">
      <style:text-properties fo:font-size="11.00pt" fo:font-weight="normal" fo:font-family="'Times New Roman'" style:font-family-asian="'Times New Roman'" style:font-family-complex="'Times New Roman'" fo:background-color="transparent" fo:color="#333333"/>
    </style:style>
    <style:style style:name="T455" style:family="text">
      <style:text-properties fo:font-size="11.00pt" fo:font-weight="normal" fo:font-family="'Times New Roman'" style:font-family-asian="'Times New Roman'" style:font-family-complex="'Times New Roman'" fo:background-color="transparent" style:use-window-font-color="true"/>
    </style:style>
    <style:style style:name="T45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8" style:family="text">
      <style:text-properties fo:font-size="11.00pt" fo:font-weight="normal" fo:font-family="'Times New Roman'" style:font-family-asian="'Times New Roman'" style:font-family-complex="'Times New Roman'" fo:background-color="transparent" fo:color="#333333"/>
    </style:style>
    <style:style style:name="T45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1" style:family="text">
      <style:text-properties fo:font-size="11.00pt" fo:font-weight="normal" fo:font-family="'Times New Roman'" style:font-family-asian="'Times New Roman'" style:font-family-complex="'Times New Roman'" fo:background-color="transparent" fo:color="#333333"/>
    </style:style>
    <style:style style:name="T46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4" style:family="text">
      <style:text-properties fo:font-size="11.00pt" fo:font-weight="normal" fo:font-family="'Times New Roman'" style:font-family-asian="'Times New Roman'" style:font-family-complex="'Times New Roman'" fo:background-color="transparent" fo:color="#333333"/>
    </style:style>
    <style:style style:name="T46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7" style:family="text">
      <style:text-properties fo:font-size="11.00pt" fo:font-weight="normal" fo:font-family="'Times New Roman'" style:font-family-asian="'Times New Roman'" style:font-family-complex="'Times New Roman'" fo:background-color="transparent" fo:color="#333333"/>
    </style:style>
    <style:style style:name="T46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0" style:family="text">
      <style:text-properties fo:font-size="11.00pt" fo:font-weight="normal" fo:font-family="'Times New Roman'" style:font-family-asian="'Times New Roman'" style:font-family-complex="'Times New Roman'" fo:background-color="transparent" fo:color="#333333"/>
    </style:style>
    <style:style style:name="T47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3" style:family="text">
      <style:text-properties fo:font-size="11.00pt" fo:font-weight="normal" fo:font-family="'Times New Roman'" style:font-family-asian="'Times New Roman'" style:font-family-complex="'Times New Roman'" fo:background-color="transparent" fo:color="#333333"/>
    </style:style>
    <style:style style:name="T47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6" style:family="text">
      <style:text-properties fo:font-size="11.00pt" fo:font-weight="normal" fo:font-family="'Times New Roman'" style:font-family-asian="'Times New Roman'" style:font-family-complex="'Times New Roman'" fo:background-color="transparent" fo:color="#333333"/>
    </style:style>
    <style:style style:name="T477" style:family="text">
      <style:text-properties fo:font-size="11.00pt" fo:font-weight="normal" fo:font-family="'Times New Roman'" style:font-family-asian="'Times New Roman'" style:font-family-complex="'Times New Roman'" fo:background-color="transparent" style:use-window-font-color="true"/>
    </style:style>
    <style:style style:name="T47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7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0" style:family="text">
      <style:text-properties fo:font-size="11.00pt" fo:font-weight="normal" fo:font-family="'Times New Roman'" style:font-family-asian="'Times New Roman'" style:font-family-complex="'Times New Roman'" fo:background-color="transparent" fo:color="#333333"/>
    </style:style>
    <style:style style:name="T48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3" style:family="text">
      <style:text-properties fo:font-size="11.00pt" fo:font-weight="normal" fo:font-family="'Times New Roman'" style:font-family-asian="'Times New Roman'" style:font-family-complex="'Times New Roman'" fo:background-color="transparent" fo:color="#333333"/>
    </style:style>
    <style:style style:name="T48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6" style:family="text">
      <style:text-properties fo:font-size="11.00pt" fo:font-weight="normal" fo:font-family="'Times New Roman'" style:font-family-asian="'Times New Roman'" style:font-family-complex="'Times New Roman'" fo:background-color="transparent" fo:color="#333333"/>
    </style:style>
    <style:style style:name="T48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89" style:family="text">
      <style:text-properties fo:font-size="11.00pt" fo:font-weight="normal" fo:font-family="'Times New Roman'" style:font-family-asian="'Times New Roman'" style:font-family-complex="'Times New Roman'" fo:background-color="transparent" fo:color="#333333"/>
    </style:style>
    <style:style style:name="T49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2" style:family="text">
      <style:text-properties fo:font-size="11.00pt" fo:font-weight="normal" fo:font-family="'Times New Roman'" style:font-family-asian="'Times New Roman'" style:font-family-complex="'Times New Roman'" fo:background-color="transparent" fo:color="#333333"/>
    </style:style>
    <style:style style:name="T49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5" style:family="text">
      <style:text-properties fo:font-size="11.00pt" fo:font-weight="normal" fo:font-family="'Times New Roman'" style:font-family-asian="'Times New Roman'" style:font-family-complex="'Times New Roman'" fo:background-color="transparent" fo:color="#333333"/>
    </style:style>
    <style:style style:name="T496" style:family="text">
      <style:text-properties fo:font-size="11.00pt" fo:font-weight="normal" fo:font-family="'Times New Roman'" style:font-family-asian="'Times New Roman'" style:font-family-complex="'Times New Roman'" fo:background-color="transparent" style:use-window-font-color="true"/>
    </style:style>
    <style:style style:name="T4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99" style:family="text">
      <style:text-properties fo:font-size="11.00pt" fo:font-weight="normal" fo:font-family="'Times New Roman'" style:font-family-asian="'Times New Roman'" style:font-family-complex="'Times New Roman'" fo:background-color="transparent" fo:color="#333333"/>
    </style:style>
    <style:style style:name="T5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2" style:family="text">
      <style:text-properties fo:font-size="11.00pt" fo:font-weight="normal" fo:font-family="'Times New Roman'" style:font-family-asian="'Times New Roman'" style:font-family-complex="'Times New Roman'" fo:background-color="transparent" fo:color="#333333"/>
    </style:style>
    <style:style style:name="T5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5" style:family="text">
      <style:text-properties fo:font-size="11.00pt" fo:font-weight="normal" fo:font-family="'Times New Roman'" style:font-family-asian="'Times New Roman'" style:font-family-complex="'Times New Roman'" fo:background-color="transparent" fo:color="#333333"/>
    </style:style>
    <style:style style:name="T5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08" style:family="text">
      <style:text-properties fo:font-size="11.00pt" fo:font-weight="normal" fo:font-family="'Times New Roman'" style:font-family-asian="'Times New Roman'" style:font-family-complex="'Times New Roman'" fo:background-color="transparent" fo:color="#333333"/>
    </style:style>
    <style:style style:name="T5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1" style:family="text">
      <style:text-properties fo:font-size="11.00pt" fo:font-weight="normal" fo:font-family="'Times New Roman'" style:font-family-asian="'Times New Roman'" style:font-family-complex="'Times New Roman'" fo:background-color="transparent" fo:color="#333333"/>
    </style:style>
    <style:style style:name="T51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4" style:family="text">
      <style:text-properties fo:font-size="11.00pt" fo:font-weight="normal" fo:font-family="'Times New Roman'" style:font-family-asian="'Times New Roman'" style:font-family-complex="'Times New Roman'" fo:background-color="transparent" fo:color="#333333"/>
    </style:style>
    <style:style style:name="T5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517" style:family="text">
      <style:text-properties fo:font-size="11.00pt" fo:font-weight="normal" fo:font-family="'Times New Roman'" style:font-family-asian="'Times New Roman'" style:font-family-complex="'Times New Roman'" fo:background-color="transparent" fo:color="#333333"/>
    </style:style>
    <style:style style:name="T518" style:family="text">
      <style:text-properties fo:font-size="11.00pt" fo:font-weight="normal" fo:font-family="'Times New Roman'" style:font-family-asian="'Times New Roman'" style:font-family-complex="'Times New Roman'" fo:background-color="transparent" style:use-window-font-color="true"/>
    </style:style>
    <style:style style:name="T519" style:family="text">
      <style:text-properties fo:font-size="12.00pt" fo:font-weight="normal" fo:font-family="'Times New Roman'" style:font-family-asian="'Times New Roman'" style:font-family-complex="'Times New Roman'" fo:background-color="transparent" style:use-window-font-color="true"/>
    </style:style>
    <style:style style:name="T520" style:family="text">
      <style:text-properties fo:font-size="12.00pt" fo:font-weight="normal" fo:font-family="'Times New Roman'" style:font-family-asian="'Times New Roman'" style:font-family-complex="'Times New Roman'" fo:background-color="transparent" fo:color="#333333"/>
    </style:style>
    <style:style style:name="T521" style:family="text">
      <style:text-properties fo:font-size="12.00pt" fo:font-weight="normal" fo:font-family="'Times New Roman'" style:font-family-asian="'Times New Roman'" style:font-family-complex="'Times New Roman'" fo:background-color="transparent" style:use-window-font-color="true"/>
    </style:style>
    <style:style style:name="T522" style:family="text">
      <style:text-properties fo:font-size="12.00pt" fo:font-weight="normal" fo:font-family="'Times New Roman'" style:font-family-asian="'Times New Roman'" style:font-family-complex="'Times New Roman'" fo:background-color="transparent" fo:color="#333333"/>
    </style:style>
    <style:style style:name="T523" style:family="text">
      <style:text-properties fo:font-size="12.00pt" fo:font-weight="normal" fo:font-family="'Times New Roman'" style:font-family-asian="'Times New Roman'" style:font-family-complex="'Times New Roman'" fo:background-color="transparent" fo:color="#333333"/>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style:style>
    <style:style style:name="P4" style:family="paragraph">
      <style:paragraph-properties fo:line-height="100.00%" fo:text-align="left" fo:margin-top="5.00pt" fo:margin-bottom="5.00pt"/>
    </style:style>
    <style:style style:name="P5" style:family="paragraph">
      <style:paragraph-properties fo:line-height="100.00%" fo:text-align="left" fo:margin-top="5.00pt" fo:margin-bottom="5.00pt"/>
    </style:style>
    <style:style style:name="P6" style:family="paragraph">
      <style:paragraph-properties fo:line-height="100.00%" fo:text-align="left" fo:margin-top="5.00pt" fo:margin-bottom="5.00pt"/>
    </style:style>
    <style:style style:name="P7" style:family="paragraph">
      <style:paragraph-properties fo:line-height="100.00%" fo:text-align="left" fo:margin-top="5.00pt" fo:margin-bottom="5.00pt"/>
    </style:style>
    <style:style style:name="P8" style:family="paragraph">
      <style:paragraph-properties fo:line-height="100.00%" fo:text-align="left" fo:margin-top="5.00pt" fo:margin-bottom="5.00pt"/>
    </style:style>
    <style:style style:name="P9" style:family="paragraph">
      <style:paragraph-properties fo:line-height="100.00%" fo:text-align="left" fo:margin-top="5.00pt" fo:margin-bottom="5.00pt"/>
    </style:style>
    <style:style style:name="P10" style:family="paragraph">
      <style:paragraph-properties fo:line-height="100.00%" fo:text-align="left" fo:margin-top="5.00pt" fo:margin-bottom="5.00pt"/>
    </style:style>
    <style:style style:name="P11" style:family="paragraph">
      <style:paragraph-properties fo:line-height="100.00%" fo:text-align="left" fo:margin-top="5.00pt" fo:margin-bottom="5.00pt"/>
    </style:style>
    <style:style style:name="P12" style:family="paragraph">
      <style:paragraph-properties fo:line-height="100.00%" fo:text-align="left" fo:margin-top="5.00pt" fo:margin-bottom="5.00pt"/>
    </style:style>
    <style:style style:name="P13" style:family="paragraph">
      <style:paragraph-properties fo:line-height="100.00%" fo:text-align="left" fo:margin-top="5.00pt" fo:margin-bottom="5.00pt"/>
    </style:style>
    <style:style style:name="P14" style:family="paragraph">
      <style:paragraph-properties fo:line-height="100.00%" fo:text-align="left" fo:margin-top="5.00pt" fo:margin-bottom="5.00pt"/>
    </style:style>
    <style:style style:name="P15" style:family="paragraph">
      <style:paragraph-properties fo:line-height="100.00%" fo:text-align="left" fo:margin-top="5.00pt" fo:margin-bottom="5.00pt"/>
    </style:style>
    <style:style style:name="P16" style:family="paragraph">
      <style:paragraph-properties fo:line-height="100.00%" fo:text-align="left" fo:margin-top="5.00pt" fo:margin-bottom="5.00pt"/>
    </style:style>
    <style:style style:name="P17" style:family="paragraph">
      <style:paragraph-properties fo:line-height="100.00%" fo:text-align="left" fo:margin-top="5.00pt" fo:margin-bottom="5.00pt"/>
    </style:style>
    <style:style style:name="P18" style:family="paragraph">
      <style:paragraph-properties fo:line-height="100.00%" fo:text-align="left" fo:margin-top="5.00pt" fo:margin-bottom="5.00pt"/>
    </style:style>
    <style:style style:name="P19" style:family="paragraph">
      <style:paragraph-properties fo:line-height="100.00%" fo:text-align="left" fo:margin-top="5.00pt" fo:margin-bottom="5.00pt"/>
    </style:style>
    <style:style style:name="P20" style:family="paragraph">
      <style:paragraph-properties fo:line-height="100.00%" fo:text-align="left" fo:margin-top="5.00pt" fo:margin-bottom="5.00pt"/>
    </style:style>
    <style:style style:name="P21" style:family="paragraph">
      <style:paragraph-properties fo:line-height="100.00%" fo:text-align="left" fo:margin-top="5.00pt" fo:margin-bottom="5.00pt"/>
    </style:style>
    <style:style style:name="P22" style:family="paragraph">
      <style:paragraph-properties fo:line-height="100.00%" fo:text-align="left"/>
    </style:style>
    <style:style style:name="P23" style:family="paragraph">
      <style:paragraph-properties fo:line-height="100.00%" fo:text-align="left" fo:margin-top="5.00pt" fo:margin-bottom="5.00pt"/>
    </style:style>
    <style:style style:name="P24" style:family="paragraph">
      <style:paragraph-properties fo:line-height="100.00%" fo:text-align="left" fo:margin-top="5.00pt" fo:margin-bottom="5.00pt"/>
    </style:style>
    <style:style style:name="P25" style:family="paragraph">
      <style:paragraph-properties fo:line-height="100.00%" fo:text-align="left" fo:margin-top="5.00pt" fo:margin-bottom="5.00pt"/>
    </style:style>
    <style:style style:name="P26" style:family="paragraph">
      <style:paragraph-properties fo:line-height="100.00%" fo:text-align="left" fo:margin-top="5.00pt" fo:margin-bottom="5.00pt"/>
    </style:style>
    <style:style style:name="P27" style:family="paragraph">
      <style:paragraph-properties fo:line-height="100.00%" fo:text-align="left" fo:margin-top="5.00pt" fo:margin-bottom="5.00pt"/>
    </style:style>
    <style:style style:name="P28" style:family="paragraph">
      <style:paragraph-properties fo:line-height="100.00%" fo:text-align="left" fo:margin-top="5.00pt" fo:margin-bottom="5.00pt"/>
    </style:style>
    <style:style style:name="P29" style:family="paragraph">
      <style:paragraph-properties fo:line-height="100.00%" fo:text-align="left" fo:margin-top="5.00pt" fo:margin-bottom="5.00pt"/>
    </style:style>
    <style:style style:name="P30" style:family="paragraph">
      <style:paragraph-properties fo:line-height="100.00%" fo:text-align="left"/>
    </style:style>
    <style:style style:name="P31" style:family="paragraph">
      <style:paragraph-properties fo:line-height="100.00%" fo:text-align="left" fo:margin-top="5.00pt" fo:margin-bottom="5.00pt"/>
    </style:style>
    <style:style style:name="P32" style:family="paragraph">
      <style:paragraph-properties fo:line-height="100.00%" fo:text-align="left" fo:margin-top="5.00pt" fo:margin-bottom="5.00pt"/>
    </style:style>
    <style:style style:name="P33" style:family="paragraph">
      <style:paragraph-properties fo:line-height="100.00%" fo:text-align="left" fo:margin-top="5.00pt" fo:margin-bottom="5.00pt"/>
    </style:style>
    <style:style style:name="P34" style:family="paragraph">
      <style:paragraph-properties fo:line-height="100.00%" fo:text-align="left" fo:margin-top="5.00pt" fo:margin-bottom="5.00pt"/>
    </style:style>
    <style:style style:name="P35" style:family="paragraph">
      <style:paragraph-properties fo:line-height="100.00%" fo:text-align="left" fo:margin-top="5.00pt" fo:margin-bottom="5.00pt"/>
    </style:style>
    <style:style style:name="P36" style:family="paragraph">
      <style:paragraph-properties fo:line-height="100.00%" fo:text-align="left" fo:margin-top="5.00pt" fo:margin-bottom="5.00pt"/>
    </style:style>
    <style:style style:name="P37" style:family="paragraph">
      <style:paragraph-properties fo:line-height="100.00%" fo:text-align="left" fo:margin-top="5.00pt" fo:margin-bottom="5.00pt"/>
    </style:style>
    <style:style style:name="P38" style:family="paragraph">
      <style:paragraph-properties fo:line-height="100.00%" fo:text-align="left" fo:margin-top="5.00pt" fo:margin-bottom="5.00pt"/>
    </style:style>
    <style:style style:name="P39" style:family="paragraph">
      <style:paragraph-properties fo:line-height="100.00%" fo:text-align="left" fo:margin-top="5.00pt" fo:margin-bottom="5.00pt"/>
    </style:style>
    <style:style style:name="P40" style:family="paragraph">
      <style:paragraph-properties fo:line-height="100.00%" fo:text-align="left" fo:margin-top="5.00pt" fo:margin-bottom="5.00pt"/>
    </style:style>
    <style:style style:name="P41" style:family="paragraph">
      <style:paragraph-properties fo:line-height="100.00%" fo:text-align="left" fo:margin-top="5.00pt" fo:margin-bottom="5.00pt"/>
    </style:style>
    <style:style style:name="P42" style:family="paragraph">
      <style:paragraph-properties fo:line-height="100.00%" fo:text-align="left" fo:margin-top="5.00pt" fo:margin-bottom="5.00pt"/>
    </style:style>
    <style:style style:name="P43" style:family="paragraph">
      <style:paragraph-properties fo:line-height="100.00%" fo:text-align="left" fo:margin-top="5.00pt" fo:margin-bottom="5.00pt"/>
    </style:style>
    <style:style style:name="P44" style:family="paragraph">
      <style:paragraph-properties fo:line-height="100.00%" fo:text-align="left"/>
    </style:style>
    <style:style style:name="P45" style:family="paragraph">
      <style:paragraph-properties fo:line-height="100.00%" fo:text-align="left" fo:margin-top="5.00pt" fo:margin-bottom="5.00pt"/>
    </style:style>
    <style:style style:name="P46" style:family="paragraph">
      <style:paragraph-properties fo:line-height="100.00%" fo:text-align="left" fo:margin-top="5.00pt" fo:margin-bottom="5.00pt"/>
    </style:style>
    <style:style style:name="P47" style:family="paragraph">
      <style:paragraph-properties fo:line-height="100.00%" fo:text-align="left" fo:margin-top="5.00pt" fo:margin-bottom="5.00pt"/>
    </style:style>
    <style:style style:name="P48" style:family="paragraph">
      <style:paragraph-properties fo:line-height="100.00%" fo:text-align="left" fo:margin-top="5.00pt" fo:margin-bottom="5.00pt"/>
    </style:style>
    <style:style style:name="P49" style:family="paragraph">
      <style:paragraph-properties fo:line-height="100.00%" fo:text-align="left" fo:margin-top="5.00pt" fo:margin-bottom="5.00pt"/>
    </style:style>
    <style:style style:name="P50" style:family="paragraph">
      <style:paragraph-properties fo:line-height="100.00%" fo:text-align="left" fo:margin-top="5.00pt" fo:margin-bottom="5.00pt"/>
    </style:style>
    <style:style style:name="P51" style:family="paragraph">
      <style:paragraph-properties fo:line-height="100.00%" fo:text-align="left" fo:margin-top="5.00pt" fo:margin-bottom="5.00pt"/>
    </style:style>
    <style:style style:name="P52" style:family="paragraph">
      <style:paragraph-properties fo:line-height="100.00%" fo:text-align="left" fo:margin-top="5.00pt" fo:margin-bottom="5.00pt"/>
    </style:style>
    <style:style style:name="P53" style:family="paragraph">
      <style:paragraph-properties fo:line-height="100.00%" fo:text-align="left" fo:margin-top="5.00pt" fo:margin-bottom="5.00pt"/>
    </style:style>
    <style:style style:name="P54" style:family="paragraph">
      <style:paragraph-properties fo:line-height="100.00%" fo:text-align="left" fo:margin-top="5.00pt" fo:margin-bottom="5.00pt"/>
    </style:style>
    <style:style style:name="P55" style:family="paragraph">
      <style:paragraph-properties fo:line-height="100.00%" fo:text-align="left" fo:margin-top="5.00pt" fo:margin-bottom="5.00pt"/>
    </style:style>
    <style:style style:name="P56" style:family="paragraph">
      <style:paragraph-properties fo:line-height="100.00%" fo:text-align="left" fo:margin-top="5.00pt" fo:margin-bottom="5.00pt"/>
    </style:style>
    <style:style style:name="P57" style:family="paragraph">
      <style:paragraph-properties fo:line-height="100.00%" fo:text-align="left" fo:margin-top="5.00pt" fo:margin-bottom="5.00pt"/>
    </style:style>
    <style:style style:name="P58" style:family="paragraph">
      <style:paragraph-properties fo:line-height="100.00%" fo:text-align="left" fo:margin-top="5.00pt" fo:margin-bottom="5.00pt"/>
    </style:style>
    <style:style style:name="P59" style:family="paragraph">
      <style:paragraph-properties fo:line-height="100.00%" fo:text-align="left" fo:margin-top="5.00pt" fo:margin-bottom="5.00pt"/>
    </style:style>
    <style:style style:name="P60" style:family="paragraph">
      <style:paragraph-properties fo:line-height="100.00%" fo:text-align="left" fo:margin-top="5.00pt" fo:margin-bottom="5.00pt"/>
    </style:style>
    <style:style style:name="P61" style:family="paragraph">
      <style:paragraph-properties fo:line-height="100.00%" fo:text-align="left" fo:margin-top="5.00pt" fo:margin-bottom="5.00pt"/>
    </style:style>
    <style:style style:name="P62" style:family="paragraph">
      <style:paragraph-properties fo:line-height="100.00%" fo:text-align="left" fo:margin-top="5.00pt" fo:margin-bottom="5.00pt"/>
    </style:style>
    <style:style style:name="P63" style:family="paragraph">
      <style:paragraph-properties fo:line-height="100.00%" fo:text-align="left" fo:margin-top="5.00pt" fo:margin-bottom="5.00pt"/>
    </style:style>
    <style:style style:name="P64" style:family="paragraph">
      <style:paragraph-properties fo:line-height="100.00%" fo:text-align="left" fo:margin-top="5.00pt" fo:margin-bottom="5.00pt"/>
    </style:style>
    <style:style style:name="P65" style:family="paragraph">
      <style:paragraph-properties fo:line-height="100.00%" fo:text-align="left" fo:margin-top="5.00pt" fo:margin-bottom="5.00pt"/>
    </style:style>
    <style:style style:name="P66" style:family="paragraph">
      <style:paragraph-properties fo:line-height="100.00%" fo:text-align="left" fo:margin-top="5.00pt" fo:margin-bottom="5.00pt"/>
    </style:style>
    <style:style style:name="P67" style:family="paragraph">
      <style:paragraph-properties fo:line-height="100.00%" fo:text-align="left" fo:margin-top="5.00pt" fo:margin-bottom="5.00pt"/>
    </style:style>
    <style:style style:name="P68" style:family="paragraph">
      <style:paragraph-properties fo:line-height="100.00%" fo:text-align="left" fo:margin-top="5.00pt" fo:margin-bottom="5.00pt"/>
    </style:style>
    <style:style style:name="P69" style:family="paragraph">
      <style:paragraph-properties fo:line-height="100.00%" fo:text-align="left" fo:margin-top="5.00pt" fo:margin-bottom="5.00pt"/>
    </style:style>
    <style:style style:name="P70" style:family="paragraph">
      <style:paragraph-properties fo:line-height="100.00%" fo:text-align="left" fo:margin-top="5.00pt" fo:margin-bottom="5.00pt"/>
    </style:style>
    <style:style style:name="P71" style:family="paragraph">
      <style:paragraph-properties fo:line-height="100.00%" fo:text-align="left" fo:margin-top="5.00pt" fo:margin-bottom="5.00pt"/>
    </style:style>
    <style:style style:name="P72" style:family="paragraph">
      <style:paragraph-properties fo:line-height="100.00%" fo:text-align="left" fo:margin-top="5.00pt" fo:margin-bottom="5.00pt"/>
    </style:style>
    <style:style style:name="P73" style:family="paragraph">
      <style:paragraph-properties fo:line-height="100.00%" fo:text-align="left" fo:margin-top="5.00pt" fo:margin-bottom="5.00pt"/>
    </style:style>
    <style:style style:name="P74" style:family="paragraph">
      <style:paragraph-properties fo:line-height="100.00%" fo:text-align="left" fo:margin-top="5.00pt" fo:margin-bottom="5.00pt"/>
    </style:style>
    <style:style style:name="P75" style:family="paragraph">
      <style:paragraph-properties fo:line-height="100.00%" fo:text-align="left" fo:margin-top="5.00pt" fo:margin-bottom="5.00pt"/>
    </style:style>
    <style:style style:name="P76" style:family="paragraph">
      <style:paragraph-properties fo:line-height="100.00%" fo:text-align="left" fo:margin-top="5.00pt" fo:margin-bottom="5.00pt"/>
    </style:style>
    <style:style style:name="P77" style:family="paragraph">
      <style:paragraph-properties fo:line-height="100.00%" fo:text-align="left" fo:margin-top="5.00pt" fo:margin-bottom="5.00pt"/>
    </style:style>
    <style:style style:name="P78" style:family="paragraph">
      <style:paragraph-properties fo:line-height="100.00%" fo:text-align="left" fo:margin-top="5.00pt" fo:margin-bottom="5.00pt"/>
    </style:style>
    <style:style style:name="P79" style:family="paragraph">
      <style:paragraph-properties fo:line-height="100.00%" fo:text-align="left" fo:margin-top="5.00pt" fo:margin-bottom="5.00pt"/>
    </style:style>
    <style:style style:name="P80" style:family="paragraph">
      <style:paragraph-properties fo:line-height="100.00%" fo:text-align="left" fo:margin-top="5.00pt" fo:margin-bottom="5.00pt"/>
    </style:style>
    <style:style style:name="P81" style:family="paragraph">
      <style:paragraph-properties fo:line-height="100.00%" fo:text-align="left" fo:margin-top="5.00pt" fo:margin-bottom="5.00pt"/>
    </style:style>
    <style:style style:name="P82" style:family="paragraph">
      <style:paragraph-properties fo:line-height="100.00%" fo:text-align="left" fo:margin-top="5.00pt" fo:margin-bottom="5.00pt"/>
    </style:style>
    <style:style style:name="P83" style:family="paragraph">
      <style:paragraph-properties fo:line-height="100.00%" fo:text-align="left" fo:margin-top="5.00pt" fo:margin-bottom="5.00pt"/>
    </style:style>
    <style:style style:name="P84" style:family="paragraph">
      <style:paragraph-properties fo:line-height="100.00%" fo:text-align="left" fo:margin-top="5.00pt" fo:margin-bottom="5.00pt"/>
    </style:style>
    <style:style style:name="P85" style:family="paragraph">
      <style:paragraph-properties fo:line-height="100.00%" fo:text-align="left" fo:margin-top="5.00pt" fo:margin-bottom="5.00pt"/>
    </style:style>
    <style:style style:name="P86" style:family="paragraph">
      <style:paragraph-properties fo:line-height="100.00%" fo:text-align="left" fo:margin-top="5.00pt" fo:margin-bottom="5.00pt"/>
    </style:style>
    <style:style style:name="P87" style:family="paragraph">
      <style:paragraph-properties fo:line-height="100.00%" fo:text-align="left" fo:margin-top="5.00pt" fo:margin-bottom="5.00pt"/>
    </style:style>
    <style:style style:name="P88" style:family="paragraph">
      <style:paragraph-properties fo:line-height="100.00%" fo:text-align="left" fo:margin-top="5.00pt" fo:margin-bottom="5.00pt"/>
    </style:style>
    <style:style style:name="P89" style:family="paragraph">
      <style:paragraph-properties fo:line-height="100.00%" fo:text-align="left" fo:margin-top="5.00pt" fo:margin-bottom="5.00pt"/>
    </style:style>
    <style:style style:name="P90" style:family="paragraph">
      <style:paragraph-properties fo:line-height="100.00%" fo:text-align="left" fo:margin-top="5.00pt" fo:margin-bottom="5.00pt"/>
    </style:style>
    <style:style style:name="P91" style:family="paragraph">
      <style:paragraph-properties fo:line-height="100.00%" fo:text-align="left" fo:margin-top="5.00pt" fo:margin-bottom="5.00pt"/>
    </style:style>
    <style:style style:name="P92" style:family="paragraph">
      <style:paragraph-properties fo:line-height="100.00%" fo:text-align="left" fo:margin-top="5.00pt" fo:margin-bottom="5.00pt"/>
    </style:style>
    <style:style style:name="P93" style:family="paragraph">
      <style:paragraph-properties fo:line-height="100.00%" fo:text-align="left" fo:margin-top="5.00pt" fo:margin-bottom="5.00pt"/>
    </style:style>
    <style:style style:name="P94" style:family="paragraph">
      <style:paragraph-properties fo:line-height="100.00%" fo:text-align="left" fo:margin-top="5.00pt" fo:margin-bottom="5.00pt"/>
    </style:style>
    <style:style style:name="P95" style:family="paragraph">
      <style:paragraph-properties fo:line-height="100.00%" fo:text-align="left" fo:margin-top="5.00pt" fo:margin-bottom="5.00pt"/>
    </style:style>
    <style:style style:name="P96" style:family="paragraph">
      <style:paragraph-properties fo:line-height="100.00%" fo:text-align="left" fo:margin-top="5.00pt" fo:margin-bottom="5.00pt"/>
    </style:style>
    <style:style style:name="P97" style:family="paragraph">
      <style:paragraph-properties fo:line-height="100.00%" fo:text-align="left" fo:margin-top="5.00pt" fo:margin-bottom="5.00pt"/>
    </style:style>
    <style:style style:name="P98" style:family="paragraph">
      <style:paragraph-properties fo:line-height="100.00%" fo:text-align="left" fo:margin-top="5.00pt" fo:margin-bottom="5.00pt"/>
    </style:style>
    <style:style style:name="P99" style:family="paragraph">
      <style:paragraph-properties fo:line-height="100.00%" fo:text-align="left" fo:margin-top="5.00pt" fo:margin-bottom="5.00pt"/>
    </style:style>
    <style:style style:name="P100" style:family="paragraph">
      <style:paragraph-properties fo:line-height="100.00%" fo:text-align="left" fo:margin-top="5.00pt" fo:margin-bottom="5.00pt"/>
    </style:style>
    <style:style style:name="P101" style:family="paragraph">
      <style:paragraph-properties fo:line-height="100.00%" fo:text-align="left" fo:margin-top="5.00pt" fo:margin-bottom="5.00pt"/>
    </style:style>
    <style:style style:name="P102" style:family="paragraph">
      <style:paragraph-properties fo:line-height="100.00%" fo:text-align="left" fo:margin-top="5.00pt" fo:margin-bottom="5.00pt"/>
    </style:style>
    <style:style style:name="P103" style:family="paragraph">
      <style:paragraph-properties fo:line-height="100.00%" fo:text-align="left" fo:margin-top="5.00pt" fo:margin-bottom="5.00pt"/>
    </style:style>
    <style:style style:name="P104" style:family="paragraph">
      <style:paragraph-properties fo:line-height="100.00%" fo:text-align="left" fo:margin-top="5.00pt" fo:margin-bottom="5.00pt"/>
    </style:style>
    <style:style style:name="P105" style:family="paragraph">
      <style:paragraph-properties fo:line-height="100.00%" fo:text-align="left" fo:margin-top="5.00pt" fo:margin-bottom="5.00pt"/>
    </style:style>
    <style:style style:name="P106" style:family="paragraph">
      <style:paragraph-properties fo:line-height="100.00%" fo:text-align="left" fo:margin-top="5.00pt" fo:margin-bottom="5.00pt"/>
    </style:style>
    <style:style style:name="P107" style:family="paragraph">
      <style:paragraph-properties fo:line-height="100.00%" fo:text-align="left" fo:margin-top="5.00pt" fo:margin-bottom="5.00pt"/>
    </style:style>
    <style:style style:name="P108" style:family="paragraph">
      <style:paragraph-properties fo:line-height="100.00%" fo:text-align="left" fo:margin-top="5.00pt" fo:margin-bottom="5.00pt"/>
    </style:style>
    <style:style style:name="P109" style:family="paragraph">
      <style:paragraph-properties fo:line-height="100.00%" fo:text-align="left" fo:margin-top="5.00pt" fo:margin-bottom="5.00pt"/>
    </style:style>
    <style:style style:name="P110" style:family="paragraph">
      <style:paragraph-properties fo:line-height="100.00%" fo:text-align="left" fo:margin-top="5.00pt" fo:margin-bottom="5.00pt"/>
    </style:style>
    <style:style style:name="P111" style:family="paragraph">
      <style:paragraph-properties fo:line-height="100.00%" fo:text-align="left" fo:margin-top="5.00pt" fo:margin-bottom="5.00pt"/>
    </style:style>
    <style:style style:name="P112" style:family="paragraph">
      <style:paragraph-properties fo:line-height="100.00%" fo:text-align="left" fo:margin-top="5.00pt" fo:margin-bottom="5.00pt"/>
    </style:style>
    <style:style style:name="P113" style:family="paragraph">
      <style:paragraph-properties fo:line-height="100.00%" fo:text-align="left" fo:margin-top="5.00pt" fo:margin-bottom="5.00pt"/>
    </style:style>
    <style:style style:name="P114" style:family="paragraph">
      <style:paragraph-properties fo:line-height="100.00%" fo:text-align="left" fo:margin-top="5.00pt" fo:margin-bottom="5.00pt"/>
    </style:style>
    <style:style style:name="P115" style:family="paragraph">
      <style:paragraph-properties fo:line-height="100.00%" fo:text-align="left" fo:margin-top="5.00pt" fo:margin-bottom="5.00pt"/>
    </style:style>
    <style:style style:name="P116" style:family="paragraph">
      <style:paragraph-properties fo:line-height="100.00%" fo:text-align="left" fo:margin-top="5.00pt" fo:margin-bottom="5.00pt"/>
    </style:style>
    <style:style style:name="P117" style:family="paragraph">
      <style:paragraph-properties fo:line-height="100.00%" fo:text-align="left" fo:margin-top="5.00pt" fo:margin-bottom="5.00pt"/>
    </style:style>
    <style:style style:name="P118" style:family="paragraph">
      <style:paragraph-properties fo:line-height="100.00%" fo:text-align="left" fo:margin-top="5.00pt" fo:margin-bottom="5.00pt"/>
    </style:style>
    <style:style style:name="P119" style:family="paragraph">
      <style:paragraph-properties fo:line-height="100.00%" fo:text-align="left" fo:margin-top="5.00pt" fo:margin-bottom="5.00pt"/>
    </style:style>
    <style:style style:name="P120" style:family="paragraph">
      <style:paragraph-properties fo:line-height="100.00%" fo:text-align="left" fo:margin-top="5.00pt" fo:margin-bottom="5.00pt"/>
    </style:style>
    <style:style style:name="P121" style:family="paragraph">
      <style:paragraph-properties fo:line-height="100.00%" fo:text-align="left" fo:margin-top="5.00pt" fo:margin-bottom="5.00pt"/>
    </style:style>
    <style:style style:name="P122" style:family="paragraph">
      <style:paragraph-properties fo:line-height="100.00%" fo:text-align="left" fo:margin-top="5.00pt" fo:margin-bottom="5.00pt"/>
    </style:style>
    <style:style style:name="P123" style:family="paragraph">
      <style:paragraph-properties fo:line-height="100.00%" fo:text-align="left" fo:margin-top="5.00pt" fo:margin-bottom="5.00pt"/>
    </style:style>
    <style:style style:name="P124" style:family="paragraph">
      <style:paragraph-properties fo:line-height="100.00%" fo:text-align="left" fo:margin-top="5.00pt" fo:margin-bottom="5.00pt"/>
    </style:style>
    <style:style style:name="P125" style:family="paragraph">
      <style:paragraph-properties fo:line-height="100.00%" fo:text-align="left" fo:margin-top="5.00pt" fo:margin-bottom="5.00pt"/>
    </style:style>
    <style:style style:name="P126" style:family="paragraph">
      <style:paragraph-properties fo:line-height="100.00%" fo:text-align="left" fo:margin-top="5.00pt" fo:margin-bottom="5.00pt"/>
    </style:style>
    <style:style style:name="P127" style:family="paragraph">
      <style:paragraph-properties fo:line-height="100.00%" fo:text-align="left" fo:margin-top="5.00pt" fo:margin-bottom="5.00pt"/>
    </style:style>
    <style:style style:name="P128" style:family="paragraph">
      <style:paragraph-properties fo:line-height="100.00%" fo:text-align="left" fo:margin-top="5.00pt" fo:margin-bottom="5.00pt"/>
    </style:style>
    <style:style style:name="P129" style:family="paragraph">
      <style:paragraph-properties fo:line-height="100.00%" fo:text-align="left" fo:margin-top="5.00pt" fo:margin-bottom="5.00pt"/>
    </style:style>
    <style:style style:name="P130" style:family="paragraph">
      <style:paragraph-properties fo:line-height="100.00%" fo:text-align="left" fo:margin-top="5.00pt" fo:margin-bottom="5.00pt"/>
    </style:style>
    <style:style style:name="P131" style:family="paragraph">
      <style:paragraph-properties fo:line-height="100.00%" fo:text-align="left" fo:margin-top="5.00pt" fo:margin-bottom="5.00pt"/>
    </style:style>
    <style:style style:name="P132" style:family="paragraph">
      <style:paragraph-properties fo:line-height="100.00%" fo:text-align="left" fo:margin-top="5.00pt" fo:margin-bottom="5.00pt"/>
    </style:style>
    <style:style style:name="P133" style:family="paragraph">
      <style:paragraph-properties fo:line-height="100.00%" fo:text-align="left" fo:margin-top="5.00pt" fo:margin-bottom="5.00pt"/>
    </style:style>
    <style:style style:name="P134" style:family="paragraph">
      <style:paragraph-properties fo:line-height="100.00%" fo:text-align="left" fo:margin-top="5.00pt" fo:margin-bottom="5.00pt"/>
    </style:style>
    <style:style style:name="P135" style:family="paragraph">
      <style:paragraph-properties fo:line-height="100.00%" fo:text-align="left" fo:margin-top="5.00pt" fo:margin-bottom="5.00pt"/>
    </style:style>
    <style:style style:name="P136" style:family="paragraph">
      <style:paragraph-properties fo:line-height="100.00%" fo:text-align="left" fo:margin-top="5.00pt" fo:margin-bottom="5.00pt"/>
    </style:style>
    <style:style style:name="P137" style:family="paragraph">
      <style:paragraph-properties fo:line-height="100.00%" fo:text-align="left" fo:margin-top="5.00pt" fo:margin-bottom="5.00pt"/>
    </style:style>
    <style:style style:name="P138" style:family="paragraph">
      <style:paragraph-properties fo:line-height="100.00%" fo:text-align="left" fo:margin-top="5.00pt" fo:margin-bottom="5.00pt"/>
    </style:style>
    <style:style style:name="P139" style:family="paragraph">
      <style:paragraph-properties fo:line-height="100.00%" fo:text-align="left" fo:margin-top="5.00pt" fo:margin-bottom="5.00pt"/>
    </style:style>
    <style:style style:name="P140" style:family="paragraph">
      <style:paragraph-properties fo:line-height="100.00%" fo:text-align="left" fo:margin-top="5.00pt" fo:margin-bottom="5.00pt"/>
    </style:style>
    <style:style style:name="P141" style:family="paragraph">
      <style:paragraph-properties fo:line-height="100.00%" fo:text-align="left" fo:margin-top="5.00pt" fo:margin-bottom="5.00pt"/>
    </style:style>
    <style:style style:name="P142" style:family="paragraph">
      <style:paragraph-properties fo:line-height="100.00%" fo:text-align="left" fo:margin-top="5.00pt" fo:margin-bottom="5.00pt"/>
    </style:style>
    <style:style style:name="P143" style:family="paragraph">
      <style:paragraph-properties fo:line-height="100.00%" fo:text-align="left" fo:margin-top="5.00pt" fo:margin-bottom="5.00pt"/>
    </style:style>
    <style:style style:name="P144" style:family="paragraph">
      <style:paragraph-properties fo:line-height="100.00%" fo:text-align="left" fo:margin-top="5.00pt" fo:margin-bottom="5.00pt"/>
    </style:style>
    <style:style style:name="P145" style:family="paragraph">
      <style:paragraph-properties fo:line-height="100.00%" fo:text-align="left" fo:margin-top="5.00pt" fo:margin-bottom="5.00pt"/>
    </style:style>
    <style:style style:name="P146" style:family="paragraph">
      <style:paragraph-properties fo:line-height="100.00%" fo:text-align="left" fo:margin-top="5.00pt" fo:margin-bottom="5.00pt"/>
    </style:style>
    <style:style style:name="P147" style:family="paragraph">
      <style:paragraph-properties fo:line-height="100.00%" fo:text-align="left" fo:margin-top="5.00pt" fo:margin-bottom="5.00pt"/>
    </style:style>
    <style:style style:name="P148" style:family="paragraph">
      <style:paragraph-properties fo:line-height="100.00%" fo:text-align="left" fo:margin-top="5.00pt" fo:margin-bottom="5.00pt"/>
    </style:style>
    <style:style style:name="P149" style:family="paragraph">
      <style:paragraph-properties fo:line-height="100.00%" fo:text-align="left"/>
    </style:style>
  </office:automatic-styles>
  <office:body>
    <office:text>
      <text:p text:style-name="P1"><text:span text:style-name="T1"/></text:p>
      <text:p text:style-name="P1"><draw:frame text:anchor-type="as-char" svg:width="52.92mm" svg:height="73.82mm" style:rel-width="scale" style:rel-height="scale"><draw:object-ole xlink:href="OleObj1"/><draw:image xlink:href="ObjectReplacements/OleObj1"/></draw:frame><text:span text:style-name="T2"/></text:p>
      <text:p text:style-name="P1"><text:span text:style-name="T3">Documentary</text:span></text:p>
      <text:p text:style-name="P1"><text:span text:style-name="T3">How to Change the World<text:s text:c="2"/>09 Sep 2015N/A 2015</text:span></text:p>
      <text:p text:style-name="P1"><text:span text:style-name="T3">110 min Biography, Documentary, </text:span></text:p>
      <text:p text:style-name="P1"><text:span text:style-name="T3">IMDB: 7.8/10 </text:span></text:p>
      <text:p text:style-name="P1"><text:span text:style-name="T3">287 votes </text:span></text:p>
      <text:p text:style-name="P1"><text:span text:style-name="T3">Jerry Rothwell </text:span></text:p>
      <text:p text:style-name="P1"><text:span text:style-name="T3">Bill Darnell, Bobbi Hunter, David Garrick, Emily Hunter </text:span></text:p>
      <text:p text:style-name="P1"><text:span text:style-name="T3">4 wins &amp; 7 nominations. </text:span></text:p>
      <text:p text:style-name="P1"><text:span text:style-name="T3">Canada, UK 12751</text:span></text:p>
      <text:p text:style-name="P1"><text:span text:style-name="T3">Synopsis</text:span></text:p>
      <text:p text:style-name="P2"><text:span text:style-name="T3">There’s no missing the polemical focuses being made or questioning the film is intended to rouse further activity, however even solidified whale-eating oil oligarchs are prone to be enchanted by the optimism and smarts of these bold activists.</text:span><text:span text:style-name="T4"/></text:p>
      <text:p text:style-name="P2"><text:span text:style-name="T4"/></text:p>
      <text:p text:style-name="P2"><draw:frame text:anchor-type="as-char" svg:width="48.15mm" svg:height="70.91mm" style:rel-width="scale" style:rel-height="scale"><draw:object-ole xlink:href="OleObj2"/><draw:image xlink:href="ObjectReplacements/OleObj2"/></draw:frame><text:span text:style-name="T4"/></text:p>
      <text:p text:style-name="P2"><text:span text:style-name="T4"/></text:p>
      <text:p text:style-name="P2"><text:span text:style-name="T4"/></text:p>
      <text:p text:style-name="P2"><text:span text:style-name="T5">Janis: Little Girl Blue (2015</text:span></text:p>
      <text:p text:style-name="P2"><text:span text:style-name="T5">Janis: Little Girl Blue<text:s text:c="4"/>15 Dec 2015N/A 2015 </text:span></text:p>
      <text:p text:style-name="P2"><text:span text:style-name="T5">103 min Biography, Documentary, HD Movies, Music 7.4</text:span></text:p>
      <text:p text:style-name="P2"><text:span text:style-name="T5">IMDB: 7.4/10 </text:span></text:p>
      <text:p text:style-name="P2"><text:span text:style-name="T5">Amy Berg </text:span></text:p>
      <text:p text:style-name="P2"><text:span text:style-name="T5">Cat Power, Janis Joplin, Peter Albin, Sam Andrew </text:span></text:p>
      <text:p text:style-name="P2"><text:span text:style-name="T5">N/A USA 1715</text:span></text:p>
      <text:p text:style-name="P2"><text:span text:style-name="T5">Synopsis</text:span></text:p>
      <text:p text:style-name="P2"><text:span text:style-name="T5">In addition to the concerts, the Doku Janis shows: little girl blue artist off-stage, private as it was. The whole is accompanied heart and cry baby and of Joplin’s letters that she wrote to her family of great songs like piece of my.The native Texan Janis Lyn Joplin sang early in bars in Los Angeles after she taught himself. It resisted the great success just frightening.</text:span></text:p>
      <text:p text:style-name="P2"><text:span text:style-name="T6"/></text:p>
      <text:p text:style-name="P2"><draw:frame text:anchor-type="as-char" svg:width="52.92mm" svg:height="78.32mm" style:rel-width="scale" style:rel-height="scale"><draw:object-ole xlink:href="OleObj3"/><draw:image xlink:href="ObjectReplacements/OleObj3"/></draw:frame><text:span text:style-name="T6"/></text:p>
      <text:p text:style-name="P2"><text:span text:style-name="T7">Killing Them Safely (2015) </text:span></text:p>
      <text:p text:style-name="P2"><text:span text:style-name="T7">27 Nov 2015N/A 2015 </text:span></text:p>
      <text:p text:style-name="P2"><text:span text:style-name="T7">100 min </text:span></text:p>
      <text:p text:style-name="P2"><text:span text:style-name="T7">Documentary, Drama</text:span></text:p>
      <text:p text:style-name="P2"><text:span text:style-name="T7">IMDB: 7.0/10 </text:span></text:p>
      <text:p text:style-name="P2"><text:span text:style-name="T7">Nick Berardini</text:span></text:p>
      <text:p text:style-name="P2"><text:span text:style-name="T7">Rick Smith, Tom Smith </text:span></text:p>
      <text:p text:style-name="P2"><text:span text:style-name="T7">1 nomination. </text:span></text:p>
      <text:p text:style-name="P2"><text:span text:style-name="T7">Canada, USA</text:span></text:p>
      <text:p text:style-name="P2"><text:span text:style-name="T7">Synopsis</text:span></text:p>
      <text:p text:style-name="P2"><text:span text:style-name="T7">In the documentary film killing them safely by Nick Berardini is addressed the question, why the methods of the police officers in the United States remain often lead to death innocent people.At the beginning of the 21st century the brothers Tom and Rick Smith, Taser police marketed. It is not unknown that police officers in the United States often use their weapons and people in unnecessarily injure or even kill.</text:span></text:p>
      <text:p text:style-name="P3"><text:span text:style-name="T8"/></text:p>
      <text:p text:style-name="P3"><draw:frame text:anchor-type="as-char" svg:width="55.03mm" svg:height="80.43mm" style:rel-width="scale" style:rel-height="scale"><draw:object-ole xlink:href="OleObj4"/><draw:image xlink:href="ObjectReplacements/OleObj4"/></draw:frame><text:span text:style-name="T8"/></text:p>
      <text:p text:style-name="P3"><text:span text:style-name="T8"/></text:p>
      <text:p text:style-name="P3"><text:span text:style-name="T9">Finders Keepers (2015) </text:span></text:p>
      <text:p text:style-name="P3"><text:span text:style-name="T9">25 Sep 2015R 2015 </text:span></text:p>
      <text:p text:style-name="P3"><text:span text:style-name="T9">82 min </text:span></text:p>
      <text:p text:style-name="P3"><text:span text:style-name="T9">Documentary, </text:span></text:p>
      <text:p text:style-name="P3"><text:span text:style-name="T9">IMDB: 7.2/10 </text:span></text:p>
      <text:p text:style-name="P3"><text:span text:style-name="T9">Bryan Carberry, J. Clay TweelJohn Wood, Shannon Whisnant </text:span></text:p>
      <text:p text:style-name="P3"><text:span text:style-name="T9">2 wins &amp; 1 nomination. </text:span></text:p>
      <text:p text:style-name="P3"><text:span text:style-name="T9">USA</text:span></text:p>
      <text:p text:style-name="P3"><text:span text:style-name="T9">Synopsis</text:span></text:p>
      <text:p text:style-name="P3"><text:span text:style-name="T9">After separating the road from where he had moved with his wife by taking the daughter of a woman who decided to stay away from him. He moved to a house in which they live quite far away from home when her mother began to settle home while baby girl finds a home.</text:span></text:p>
      <text:p text:style-name="P3"><draw:frame text:anchor-type="as-char" svg:width="56.62mm" svg:height="83.87mm" style:rel-width="scale" style:rel-height="scale"><draw:object-ole xlink:href="OleObj5"/><draw:image xlink:href="ObjectReplacements/OleObj5"/></draw:frame><text:span text:style-name="T10"/></text:p>
      <text:p text:style-name="P3"><text:span text:style-name="T10"/></text:p>
      <text:p text:style-name="P3"><text:span text:style-name="T11">Addicted to Sexting (2015)</text:span></text:p>
      <text:p text:style-name="P3"><text:span text:style-name="T11">17 Nov 2015</text:span></text:p>
      <text:p text:style-name="P3"><text:span text:style-name="T11">80 min </text:span></text:p>
      <text:p text:style-name="P3"><text:span text:style-name="T11">Documentary, HD Movies, Romance</text:span></text:p>
      <text:p text:style-name="P3"><text:span text:style-name="T11">IMDB: 5.7/10 </text:span></text:p>
      <text:p text:style-name="P3"><text:span text:style-name="T11">Joseph Tosconi </text:span></text:p>
      <text:p text:style-name="P3"><text:span text:style-name="T11">N/A USA</text:span></text:p>
      <text:p text:style-name="P3"><text:span text:style-name="T11">Synopsis</text:span></text:p>
      <text:p text:style-name="P3"><text:span text:style-name="T11">Zoe, a good job , a good career , a wonderful husband, a woman who believes that a perfect life with his beloved two children and a mother who always stood by his life . After talks with one of the clients represented by the fact that life , the difference is between a number of shortcomings with her husband. </text:span></text:p>
      <text:p text:style-name="P3"><text:span text:style-name="T12"/></text:p>
      <text:p text:style-name="P3"><draw:frame text:anchor-type="as-char" svg:width="48.15mm" svg:height="70.91mm" style:rel-width="scale" style:rel-height="scale"><draw:object-ole xlink:href="OleObj6"/><draw:image xlink:href="ObjectReplacements/OleObj6"/></draw:frame><text:span text:style-name="T12"/></text:p>
      <text:p text:style-name="P3"><text:span text:style-name="T13">Why I’m Not on Facebook (2014) </text:span></text:p>
      <text:p text:style-name="P3"><text:span text:style-name="T13">Why I'm Not on Facebook<text:s text:c="4"/></text:span></text:p>
      <text:p text:style-name="P3"><text:span text:style-name="T13">03 Nov 2015</text:span></text:p>
      <text:p text:style-name="P3"><text:span text:style-name="T13">78 min </text:span></text:p>
      <text:p text:style-name="P3"><text:span text:style-name="T13">Comedy, Documentary, Family</text:span></text:p>
      <text:p text:style-name="P3"><text:span text:style-name="T13">IMDB: 7.0/10<text:s text:c="2"/></text:span></text:p>
      <text:p text:style-name="P3"><text:span text:style-name="T13">Brant Pinvidic </text:span></text:p>
      <text:p text:style-name="P3"><text:span text:style-name="T13">N/A Canada, USA</text:span></text:p>
      <text:p text:style-name="P3"><text:span text:style-name="T14"/></text:p>
      <text:p text:style-name="P3"><text:span text:style-name="T15">Synopsis</text:span></text:p>
      <text:p text:style-name="P3"><text:span text:style-name="T15">I’m on Facebook. You’re on Facebook. Jesus is on Facebook. Indeed, even dead individuals are on Facebook. Maybe the main individual who isn’t is Brant Pinvidic, who clarifies the purposes behind his not joining the world’s most prominent long range informal communication site in his meandering narrative. </text:span></text:p>
      <text:p text:style-name="P3"><text:span text:style-name="T16"/></text:p>
      <text:p text:style-name="P3"><draw:frame text:anchor-type="as-char" svg:width="48.15mm" svg:height="70.91mm" style:rel-width="scale" style:rel-height="scale"><draw:object-ole xlink:href="OleObj7"/><draw:image xlink:href="ObjectReplacements/OleObj7"/></draw:frame><text:span text:style-name="T16"/></text:p>
      <text:p text:style-name="P3"><text:span text:style-name="T16"/></text:p>
      <text:p text:style-name="P3"><text:span text:style-name="T17">For Grace (2015) </text:span></text:p>
      <text:p text:style-name="P3"><text:span text:style-name="T17">13 Mar 2015</text:span></text:p>
      <text:p text:style-name="P3"><text:span text:style-name="T17">92 min </text:span></text:p>
      <text:p text:style-name="P3"><text:span text:style-name="T17">Biography, Documentary, Family</text:span></text:p>
      <text:p text:style-name="P3"><text:span text:style-name="T17">IMDB: 7.9/10</text:span></text:p>
      <text:p text:style-name="P3"><text:span text:style-name="T17">Kevin Pang, Mark Helenowski </text:span></text:p>
      <text:p text:style-name="P3"><text:span text:style-name="T17">Curtis Duffy </text:span></text:p>
      <text:p text:style-name="P3"><text:span text:style-name="T17">1 win &amp; 1 nomination. </text:span></text:p>
      <text:p text:style-name="P3"><text:span text:style-name="T17">USA</text:span></text:p>
      <text:p text:style-name="P3"><text:span text:style-name="T18"/></text:p>
      <text:p text:style-name="P3"><text:span text:style-name="T19">Synopsis</text:span></text:p>
      <text:p text:style-name="P3"><text:span text:style-name="T19">Up to a specific point in “For Grace,” Kevin Pang and Mark foodie-driven narrative around a Chicago culinary expert’s journey to open and work the eatery he had always wanted, groups of onlookers are liable to be more dazed than moved by the determined fixation of its seriously determined subject. </text:span></text:p>
      <text:p text:style-name="P3"><text:span text:style-name="T20"/></text:p>
      <text:p text:style-name="P3"><text:span text:style-name="T20"/></text:p>
      <text:p text:style-name="P3"><draw:frame text:anchor-type="as-char" svg:width="48.15mm" svg:height="70.91mm" style:rel-width="scale" style:rel-height="scale"><draw:object-ole xlink:href="OleObj8"/><draw:image xlink:href="ObjectReplacements/OleObj8"/></draw:frame><text:span text:style-name="T20"/></text:p>
      <text:p text:style-name="P3"><text:span text:style-name="T21">Tell Spring Not to Come This Year (2015) </text:span></text:p>
      <text:p text:style-name="P3"><text:span text:style-name="T21">13 Nov 2015</text:span></text:p>
      <text:p text:style-name="P3"><text:span text:style-name="T21">84 min</text:span></text:p>
      <text:p text:style-name="P3"><text:span text:style-name="T21">Documentary, War </text:span></text:p>
      <text:p text:style-name="P3"><text:span text:style-name="T21">IMDB: 7.2/10 135 </text:span></text:p>
      <text:p text:style-name="P3"><text:span text:style-name="T21">Michael McEvoy, Saeed Taji Farouky </text:span></text:p>
      <text:p text:style-name="P3"><text:span text:style-name="T21">3 wins &amp; 5 nominations. </text:span></text:p>
      <text:p text:style-name="P3"><text:span text:style-name="T21">UK, Afghanistan</text:span></text:p>
      <text:p text:style-name="P3"><text:span text:style-name="T22"/></text:p>
      <text:p text:style-name="P3"><text:span text:style-name="T23">Synopsis</text:span></text:p>
      <text:p text:style-name="P3"><text:span text:style-name="T23">With the withdrawal of NATO forces from Afghanistan the Afghan acquires National Army (ANA) control in Helmand province, which is considered to be extremely dangerous. Attacks by Taliban fighters are the order of the day. Security or even peace seem out of reach, already a common language that is difficult in a country in which everyone distrusts everyone. </text:span></text:p>
      <text:p text:style-name="P3"><draw:frame text:anchor-type="as-char" svg:width="55.56mm" svg:height="78.58mm" style:rel-width="scale" style:rel-height="scale"><draw:object-ole xlink:href="OleObj9"/><draw:image xlink:href="ObjectReplacements/OleObj9"/></draw:frame><text:span text:style-name="T24"/></text:p>
      <text:p text:style-name="P3"><text:span text:style-name="T24"/></text:p>
      <text:p text:style-name="P3"><text:span text:style-name="T25">Theatrical release poster</text:span></text:p>
      <text:p text:style-name="P3"><text:span text:style-name="T25">Directed by<text:tab/>Álex de la Iglesia</text:span></text:p>
      <text:p text:style-name="P3"><text:span text:style-name="T25">Written by<text:tab/>Jorge Valdano</text:span></text:p>
      <text:p text:style-name="P3"><text:span text:style-name="T25">Lionel Messi Andrés Iniesta Gerard Piqué Jorge Valdano Johan Cruyff César Luis Menotti Jamal January 1, 2015</text:span></text:p>
      <text:p text:style-name="P3"><text:span text:style-name="T25">93 minutes</text:span></text:p>
      <text:p text:style-name="P3"><text:span text:style-name="T25">Synopsis</text:span></text:p>
      <text:p text:style-name="P3"><text:span text:style-name="T25">The film focuses on Argentine footballer Lionel Messi, from his youth in Rosario to becoming one of the world's greatest players at Barcelona, and features Jorge Valdano discussing the qualities of Messi with Barcelona legend Johan Cruyff and former Argentina manager César Luis Menotti. In making the film, Iglesia said he was influenced by Orson Welles' Citizen Kane and Woody Allen's Broadway Danny Rose.[4] The film was produced by Mediapro and distributed by Film Factory.</text:span></text:p>
      <text:p text:style-name="P3"><text:span text:style-name="T26"/></text:p>
      <text:p text:style-name="P3"><draw:frame text:anchor-type="as-char" svg:width="48.15mm" svg:height="70.91mm" style:rel-width="scale" style:rel-height="scale"><draw:object-ole xlink:href="OleObj10"/><draw:image xlink:href="ObjectReplacements/OleObj10"/></draw:frame><text:span text:style-name="T27"/></text:p>
      <text:p text:style-name="P3"><text:span text:style-name="T27">Country: UK | Kosovo</text:span></text:p>
      <text:p text:style-name="P3"><text:span text:style-name="T27">Release Date: 10 April 2015 (USA)<text:s/></text:span><text:span text:style-name="T28"/></text:p>
      <text:p text:style-name="P3"><text:span text:style-name="T29">Filming Locations: Mitrovica, Kosovo</text:span></text:p>
      <text:p text:style-name="P3"><text:span text:style-name="T29">Company Credits</text:span></text:p>
      <text:p text:style-name="P3"><text:span text:style-name="T30"/></text:p>
      <text:p text:style-name="P3"><text:span text:style-name="T31">Production Co: Eagle Eye Media</text:span><text:span text:style-name="T32"/></text:p>
      <text:p text:style-name="P3"><text:span text:style-name="T33">Runtime: 21 min</text:span></text:p>
      <text:p text:style-name="P3"><text:span text:style-name="T33">Director: Jamie Donoughue</text:span></text:p>
      <text:p text:style-name="P3"><text:span text:style-name="T33">Writers: Jamie Donoughue, Jamie Donoughue</text:span></text:p>
      <text:p text:style-name="P3"><text:span text:style-name="T33">Stars: Fisnik Ademi, Aurita Agushi, Andi Bajgora</text:span></text:p>
      <text:p text:style-name="P3"><text:span text:style-name="T33"/></text:p>
      <text:p text:style-name="P3"><text:span text:style-name="T33">Synopsis</text:span></text:p>
      <text:p text:style-name="P3"><text:span text:style-name="T33">This movie just makes you appreciate life and how we all should fight for our freedom. Serbs committed ethnic cleansing against Albanians throughout the 1980s-1999s. For the people that don't know much about Kosovo, here is some background information: Albania which included Kosovo was divided in 1914, but Serbia did not gain full control of Kosovo until 1940s. But to fully take the land, they had to eliminate the Albanians who were living there.To do so, they distroyed the Albanian Kosovo history and filled it with Serbian propaganda. Then Serbs started to be ruthless and committed genocide in the Balkan region, this movie is just a glimpse of the nightmare Albanians had to face in their own land.</text:span></text:p>
      <text:p text:style-name="P3"><text:span text:style-name="T34"/></text:p>
      <text:p text:style-name="P3"><text:span text:style-name="T34"/></text:p>
      <text:p text:style-name="P3"><text:span text:style-name="T35">Drama:</text:span></text:p>
      <text:p text:style-name="P3"><draw:frame text:anchor-type="as-char" svg:width="42.33mm" svg:height="42.33mm" style:rel-width="scale" style:rel-height="scale"><draw:object-ole xlink:href="OleObj11"/><draw:image xlink:href="ObjectReplacements/OleObj11"/></draw:frame><text:span text:style-name="T36"/></text:p>
      <text:p text:style-name="P3"><text:span text:style-name="T36"/></text:p>
      <text:p text:style-name="P3"><text:span text:style-name="T37">Alex Garland, writer of 28 Days Later and Sunshine, makes his directorial debut with the stylish and cerebral thriller, EX MACHINA. Caleb Smith (Domhnall Gleeson), a programmer at an internet-search giant, wins a competition to spend a week at the private mountain estate of the company's brilliant and reclusive CEO, Nathan Bateman (Oscar Isaac). </text:span></text:p>
      <text:p text:style-name="P3"><text:span text:style-name="T37">Starring: Domhnall Gleeson, Corey Johnson Runtime: 1 hour, 48 minutes</text:span></text:p>
      <text:p text:style-name="P3"><text:span text:style-name="T37">Available to watch on supported devices.</text:span></text:p>
      <text:p text:style-name="P3"><text:span text:style-name="T38"/></text:p>
      <text:p text:style-name="P3"><text:span text:style-name="T39">Genres<text:tab/>Science Fiction, Drama, Thriller, Mystery</text:span></text:p>
      <text:p text:style-name="P3"><text:span text:style-name="T39">Director<text:tab/>Alex Garland</text:span></text:p>
      <text:p text:style-name="P3"><text:span text:style-name="T39">Starring<text:tab/>Domhnall Gleeson, Corey Johnson</text:span></text:p>
      <text:p text:style-name="P3"><text:span text:style-name="T39">Supporting actors<text:tab/>Oscar Isaac, Alicia Vikander, Sonoya Mizuno, Claire Selby, Symara A. Templeman, Gana Bayarsaikhan, Tiffany Pisani, Elina Alminas, Chelsea Li, Ramzan Miah, Caitlin Morton, Deborah Rosan, Johanna Thea, Evie Wray</text:span></text:p>
      <text:p text:style-name="P3"><text:span text:style-name="T40"/></text:p>
      <text:p text:style-name="P3"><draw:frame text:anchor-type="as-char" svg:width="51.86mm" svg:height="51.86mm" style:rel-width="scale" style:rel-height="scale"><draw:object-ole xlink:href="OleObj12"/><draw:image xlink:href="ObjectReplacements/OleObj12"/></draw:frame><text:span text:style-name="T40"/></text:p>
      <text:p text:style-name="P3"><text:span text:style-name="T40"/></text:p>
      <text:p text:style-name="P3"><text:span text:style-name="T41">Sex. Money. Power. Drugs. Brace yourself for an outrageous true story from legendary filmmaker Martin Scorsese. Leonardo DiCaprio stars as a young stockbroker hungry for a life of non-stop thrills, where corruption was king and more was never enough.</text:span></text:p>
      <text:p text:style-name="P3"><text:span text:style-name="T41">Starring: Leonardo DiCaprio, Jonah Hill Runtime: 2 hours, 59 minutes</text:span></text:p>
      <text:p text:style-name="P3"><text:span text:style-name="T41">Available to watch on supported devices.</text:span></text:p>
      <text:p text:style-name="P3"><text:span text:style-name="T41">Genres<text:tab/>Drama, Comedy</text:span></text:p>
      <text:p text:style-name="P3"><text:span text:style-name="T41">Director<text:tab/>Martin Scorsese</text:span></text:p>
      <text:p text:style-name="P3"><text:span text:style-name="T41">Starring<text:tab/>Leonardo DiCaprio, Jonah Hill</text:span></text:p>
      <text:p text:style-name="P3"><text:span text:style-name="T41">Supporting actors<text:tab/>Margot Robbie, Matthew McConaughey, Kyle Chandler, Rob Reiner, Jon Bernthal</text:span></text:p>
      <text:p text:style-name="P3"><text:span text:style-name="T42"/></text:p>
      <text:p text:style-name="P3"><draw:frame text:anchor-type="as-char" svg:width="47.10mm" svg:height="47.10mm" style:rel-width="scale" style:rel-height="scale"><draw:object-ole xlink:href="OleObj13"/><draw:image xlink:href="ObjectReplacements/OleObj13"/></draw:frame><text:span text:style-name="T42"/></text:p>
      <text:p text:style-name="P3"><text:span text:style-name="T42"/></text:p>
      <text:p text:style-name="P3"><text:span text:style-name="T43">THE KINGS OF SUMMER follows three teenage boys (Robinson, Basso and Arias) as they head into the wilderness with a plan to build a house and live off the land.</text:span></text:p>
      <text:p text:style-name="P3"><text:span text:style-name="T43">Starring: Nick Robinson, Gabriel Basso Runtime: 1 hour, 34 minutes</text:span></text:p>
      <text:p text:style-name="P3"><text:span text:style-name="T43">Genres<text:tab/>Drama, Adventure, Comedy</text:span></text:p>
      <text:p text:style-name="P3"><text:span text:style-name="T43">Director<text:tab/>Jordan Vogt-Roberts</text:span></text:p>
      <text:p text:style-name="P3"><text:span text:style-name="T43">Starring<text:tab/>Nick Robinson, Gabriel Basso</text:span></text:p>
      <text:p text:style-name="P3"><text:span text:style-name="T43">Supporting actors<text:tab/>Moises Arias, Nick Offerman, Erin Moriarty, Craig Cackowski, William Sonnie </text:span></text:p>
      <text:p text:style-name="P3"><draw:frame text:anchor-type="as-char" svg:width="42.33mm" svg:height="42.33mm" style:rel-width="scale" style:rel-height="scale"><draw:object-ole xlink:href="OleObj14"/><draw:image xlink:href="ObjectReplacements/OleObj14"/></draw:frame><text:span text:style-name="T44"/></text:p>
      <text:p text:style-name="P3"><text:span text:style-name="T44"/></text:p>
      <text:p text:style-name="P3"><text:span text:style-name="T45">George Lopez leads a winning cast in this inspiring true story about four high-school students who defy the odds in a competition against the nation's top universities.</text:span></text:p>
      <text:p text:style-name="P3"><text:span text:style-name="T45">Starring: George Lopez, Marisa Tomei Runtime: 1 hour, 54 minutes</text:span></text:p>
      <text:p text:style-name="P3"><text:span text:style-name="T45">Genres<text:tab/>Drama</text:span></text:p>
      <text:p text:style-name="P3"><text:span text:style-name="T45">Director<text:tab/>Sean McNamara</text:span></text:p>
      <text:p text:style-name="P3"><text:span text:style-name="T45">Starring<text:tab/>George Lopez, Marisa Tomei</text:span></text:p>
      <text:p text:style-name="P3"><text:span text:style-name="T45">Supporting actors<text:tab/>Jamie Lee Curtis, Carlos PenaVega, José Julián, David Del Rio</text:span></text:p>
      <text:p text:style-name="P3"><text:span text:style-name="T46"/></text:p>
      <text:p text:style-name="P3"><draw:frame text:anchor-type="as-char" svg:width="42.33mm" svg:height="42.33mm" style:rel-width="scale" style:rel-height="scale"><draw:object-ole xlink:href="OleObj15"/><draw:image xlink:href="ObjectReplacements/OleObj15"/></draw:frame><text:span text:style-name="T46"/></text:p>
      <text:p text:style-name="P3"><text:span text:style-name="T46"/></text:p>
      <text:p text:style-name="P3"><text:span text:style-name="T47">From the producers of THE KING'S SPEECH comes the feature film adaptation of Shakespeare's play MACBETH about Scottish General Macbeth (Michael Fassbender) whose ambitious wife (Marion Cotillard) urges him to use wicked means in order to gain power of the throne over the sitting king.</text:span></text:p>
      <text:p text:style-name="P3"><text:span text:style-name="T47">Starring: Michael Fassbender, Marion Cotillard Runtime: 1 hour, 53 minutes</text:span></text:p>
      <text:p text:style-name="P3"><text:span text:style-name="T47">Genres<text:tab/>Drama</text:span></text:p>
      <text:p text:style-name="P3"><text:span text:style-name="T47">Director<text:tab/>Justin Kurzel</text:span></text:p>
      <text:p text:style-name="P3"><text:span text:style-name="T47">Starring<text:tab/>Michael Fassbender, Marion Cotillard</text:span></text:p>
      <text:p text:style-name="P3"><text:span text:style-name="T47">Supporting actors<text:tab/>Paddy Considine, David Thwelis, Sean Harris, Jack Reynor</text:span></text:p>
      <text:p text:style-name="P3"><draw:frame text:anchor-type="as-char" svg:width="42.33mm" svg:height="42.33mm" style:rel-width="scale" style:rel-height="scale"><draw:object-ole xlink:href="OleObj16"/><draw:image xlink:href="ObjectReplacements/OleObj16"/></draw:frame><text:span text:style-name="T48"/></text:p>
      <text:p text:style-name="P3"><text:span text:style-name="T48"/></text:p>
      <text:p text:style-name="P3"><text:span text:style-name="T49">Set in ancient Egypt under Roman rule, AGORA follows the brilliant and beautiful astronomer Hypatia (Weisz) who leads a group of disciples fighting to save the wisdom of the Ancient World.</text:span></text:p>
      <text:p text:style-name="P3"><text:span text:style-name="T49">Starring: Rachel Weisz, Max Minghella Runtime: 2 hours, 6 minutes</text:span></text:p>
      <text:p text:style-name="P3"><text:span text:style-name="T49">Genres<text:tab/>Drama, Romance, Adventure</text:span></text:p>
      <text:p text:style-name="P3"><text:span text:style-name="T49">Director<text:tab/>Alejandro Amenábar</text:span></text:p>
      <text:p text:style-name="P3"><text:span text:style-name="T49">Starring<text:tab/>Rachel Weisz, Max Minghella</text:span></text:p>
      <text:p text:style-name="P3"><text:span text:style-name="T49">Supporting actors<text:tab/>Oscar Isaac, Ashraf Barhom, Michael Lonsdale, Rupert Evans, Homayoun Ershadi, Sami Samir</text:span></text:p>
      <text:p text:style-name="P3"><draw:frame text:anchor-type="as-char" svg:width="42.33mm" svg:height="42.33mm" style:rel-width="scale" style:rel-height="scale"><draw:object-ole xlink:href="OleObj17"/><draw:image xlink:href="ObjectReplacements/OleObj17"/></draw:frame><text:span text:style-name="T50"/></text:p>
      <text:p text:style-name="P3"><text:span text:style-name="T50"/></text:p>
      <text:p text:style-name="P3"><text:span text:style-name="T51">When Carol (Blythe Danner) seeks out new experiences with the help of friends (June Squibb, Rhea Perlman and Mary Kay Place), she unexpectedly finds romance (Sam Elliot).</text:span></text:p>
      <text:p text:style-name="P3"><text:span text:style-name="T51">Starring: Blythe Danner, Martin Starr Runtime: 1 hour, 36 minutes</text:span></text:p>
      <text:p text:style-name="P3"><text:span text:style-name="T51">Genres<text:tab/>Drama, Romance, Comedy</text:span></text:p>
      <text:p text:style-name="P3"><text:span text:style-name="T51">Director<text:tab/>Brett Haley</text:span></text:p>
      <text:p text:style-name="P3"><text:span text:style-name="T51">Starring<text:tab/>Blythe Danner, Martin Starr</text:span></text:p>
      <text:p text:style-name="P3"><text:span text:style-name="T51">Supporting actors<text:tab/>June Squibb, Rhea Perlman, Mary Kay Place, Malin Akerman, Sam Elliott</text:span></text:p>
      <text:p text:style-name="P3"><draw:frame text:anchor-type="as-char" svg:width="42.33mm" svg:height="42.33mm" style:rel-width="scale" style:rel-height="scale"><draw:object-ole xlink:href="OleObj18"/><draw:image xlink:href="ObjectReplacements/OleObj18"/></draw:frame><text:span text:style-name="T52"/></text:p>
      <text:p text:style-name="P3"><text:span text:style-name="T52"/></text:p>
      <text:p text:style-name="P3"><text:span text:style-name="T53">There's the right way, the wrong way and the Army way. But there's no way military investigator Paul Brenner (John Travolta) is going to participate in a cover-up when Fort MacCallum officials try to hide the motive behind the murder of a beautiful female officer.</text:span></text:p>
      <text:p text:style-name="P3"><text:span text:style-name="T53">Starring: John Travolta, Madeleine Stowe Runtime: 1 hour, 56 minutes</text:span></text:p>
      <text:p text:style-name="P3"><text:span text:style-name="T53">Genres<text:tab/>Drama, Thriller, Mystery</text:span></text:p>
      <text:p text:style-name="P3"><text:span text:style-name="T53">Director<text:tab/>Simon West</text:span></text:p>
      <text:p text:style-name="P3"><text:span text:style-name="T53">Starring<text:tab/>John Travolta, Madeleine Stowe</text:span></text:p>
      <text:p text:style-name="P3"><text:span text:style-name="T53">Supporting actors<text:tab/>James Cromwell, Timothy Hutton, Leslie Stefanson, Daniel von Bargen</text:span></text:p>
      <text:p text:style-name="P3"><draw:frame text:anchor-type="as-char" svg:width="42.33mm" svg:height="42.33mm" style:rel-width="scale" style:rel-height="scale"><draw:object-ole xlink:href="OleObj19"/><draw:image xlink:href="ObjectReplacements/OleObj19"/></draw:frame><text:span text:style-name="T54"/></text:p>
      <text:p text:style-name="P3"><text:span text:style-name="T54"/></text:p>
      <text:p text:style-name="P3"><text:span text:style-name="T55">"Ferrell has never been better" (Playboy) as a salesman who loses his wife and his job in the same day and, faced with his life imploding, begins living on his front lawn.</text:span></text:p>
      <text:p text:style-name="P3"><text:span text:style-name="T55">Starring: Will Ferrell, Christopher Jordan Wallace Runtime: 1 hour, 37 minutes</text:span></text:p>
      <text:p text:style-name="P3"><text:span text:style-name="T55">Genres<text:tab/>Drama, Comedy</text:span></text:p>
      <text:p text:style-name="P3"><text:span text:style-name="T55">Director<text:tab/>Dan Rush</text:span></text:p>
      <text:p text:style-name="P3"><text:span text:style-name="T55">Starring<text:tab/>Will Ferrell, Christopher Jordan Wallace</text:span></text:p>
      <text:p text:style-name="P3"><text:span text:style-name="T55">Supporting actors<text:tab/>Rebecca Hall, Michael Peña, Rosalie Michaels, Stephen Root</text:span></text:p>
      <text:p text:style-name="P3"><text:span text:style-name="T56"/></text:p>
      <text:p text:style-name="P3"><draw:frame text:anchor-type="as-char" svg:width="42.33mm" svg:height="42.33mm" style:rel-width="scale" style:rel-height="scale"><draw:object-ole xlink:href="OleObj20"/><draw:image xlink:href="ObjectReplacements/OleObj20"/></draw:frame><text:span text:style-name="T56"/></text:p>
      <text:p text:style-name="P3"><text:span text:style-name="T56"/></text:p>
      <text:p text:style-name="P3"><text:span text:style-name="T57">From the best selling book by Gillian Flynn (Gone Girl), Charlize Theron stars in this acclaimed thriller about a woman investigating a family murder with the help of a secret society obsessed with solving notorious crimes.</text:span></text:p>
      <text:p text:style-name="P3"><text:span text:style-name="T57">Starring: Charlize Theron, Sterling Jerins Runtime: 1 hour, 53 minutes</text:span></text:p>
      <text:p text:style-name="P3"><text:span text:style-name="T57">Genres<text:tab/>Drama, Thriller, Mystery</text:span></text:p>
      <text:p text:style-name="P3"><text:span text:style-name="T57">Director<text:tab/>Gilles Paquet-Brenner</text:span></text:p>
      <text:p text:style-name="P3"><text:span text:style-name="T57">Starring<text:tab/>Charlize Theron, Sterling Jerins</text:span></text:p>
      <text:p text:style-name="P3"><text:span text:style-name="T57">Supporting actors<text:tab/>Nicholas Hoult, Christina Hendricks, Corey Stoll, Tye Sheridan</text:span></text:p>
      <text:p text:style-name="P3"><text:span text:style-name="T57"/></text:p>
      <text:p text:style-name="P3"><text:span text:style-name="T57">Horror</text:span></text:p>
      <text:p text:style-name="P3"><draw:frame text:anchor-type="as-char" svg:width="48.15mm" svg:height="70.91mm" style:rel-width="scale" style:rel-height="scale"><draw:object-ole xlink:href="OleObj21"/><draw:image xlink:href="ObjectReplacements/OleObj21"/></draw:frame><text:span text:style-name="T57"/></text:p>
      <text:p text:style-name="P4"><text:span text:style-name="T58">While attending a dinner party at his former home, a man thinks his ex-wife and her new husband have sinister intentions for their guests. </text:span></text:p>
      <text:p text:style-name="P5"><text:span text:style-name="T59">Director:<text:s/></text:span><text:a xlink:href="/name/nm0476201?ref_=tt_ov_dr"><text:span text:style-name="T61">Karyn Kusama</text:span></text:a><text:span text:style-name="T62"><text:s/></text:span></text:p>
      <text:p text:style-name="P5"><text:span text:style-name="T62">Writers:<text:s/></text:span><text:a xlink:href="/name/nm0006534?ref_=tt_ov_wr"><text:span text:style-name="T64">Phil Hay</text:span></text:a><text:span text:style-name="T65"><text:s/>(screenplay),<text:s/></text:span><text:a xlink:href="/name/nm0542062?ref_=tt_ov_wr"><text:span text:style-name="T67">Matt Manfredi</text:span></text:a><text:span text:style-name="T68"><text:s/>(screenplay)</text:span></text:p>
      <text:p text:style-name="P5"><text:span text:style-name="T68">Stars:<text:s/></text:span><text:a xlink:href="/name/nm1334869?ref_=tt_ov_st_sm"><text:span text:style-name="T70">Logan Marshall-Green</text:span></text:a><text:span text:style-name="T71">,<text:s/></text:span><text:a xlink:href="/name/nm1538675?ref_=tt_ov_st_sm"><text:span text:style-name="T73">Emayatzy Corinealdi</text:span></text:a><text:span text:style-name="T74">,<text:s/></text:span><text:a xlink:href="/name/nm0401264?ref_=tt_ov_st_sm"><text:span text:style-name="T76">Michiel Huisman</text:span></text:a><text:span text:style-name="T77"/></text:p>
      <text:p text:style-name="P6"><text:span text:style-name="T78">The Buzz: The indie world is happy to see<text:s/></text:span><text:a xlink:href="/title/tt0210075?ref_=inth_ov_lk"><text:span text:style-name="T80">Girlfight</text:span></text:a><text:span text:style-name="T81"><text:s/>director Karyn Kusama back in genre mode. Joining her is the screenwriting duo of Phil Hay and Matt Manfredi, who worked with Kusama on both<text:s/></text:span><text:a xlink:href="/title/tt0250224/?ref_=inth_ov_lk"><text:span text:style-name="T83">Crazy/Beautiful</text:span></text:a><text:span text:style-name="T84"><text:s/>and<text:s/></text:span><text:a xlink:href="/title/tt0402022/?ref_=inth_ov_lk"><text:span text:style-name="T86">Æon Flux</text:span></text:a><text:span text:style-name="T87">.</text:span></text:p>
      <text:p text:style-name="P7"><text:span text:style-name="T88"/></text:p>
      <text:p text:style-name="P8"><draw:frame text:anchor-type="as-char" svg:width="48.15mm" svg:height="70.91mm" style:rel-width="scale" style:rel-height="scale"><draw:object-ole xlink:href="OleObj22"/><draw:image xlink:href="ObjectReplacements/OleObj22"/></draw:frame><text:span text:style-name="T89"/></text:p>
      <text:p text:style-name="P9"><text:a xlink:href="/title/tt1179933/?ref_=inth_ov_tt"><text:span text:style-name="T91">10 Cloverfield Lane (2016)</text:span></text:a><text:span text:style-name="T92"/></text:p>
      <text:p text:style-name="P10"><text:span text:style-name="T92">103 min - Drama | Horror | Mystery | Sci-Fi | Thriller </text:span></text:p>
      <text:p text:style-name="P10"><text:span text:style-name="T92">7.7/10 </text:span></text:p>
      <text:p text:style-name="P10"><text:span text:style-name="T92">Metascore: 76/100 </text:span></text:p>
      <text:p text:style-name="P10"><text:span text:style-name="T92">After getting in a car accident, a woman is held in a shelter with two men, who claim the outside world is affected by a widespread chemical attack. </text:span></text:p>
      <text:p text:style-name="P11"><text:span text:style-name="T92">Director:</text:span></text:p>
      <text:p text:style-name="P12"><text:a xlink:href="/name/nm0870469/?ref_=inth_ov_nm"><text:span text:style-name="T94">Dan Trachtenberg</text:span></text:a><text:span text:style-name="T95"><text:s/></text:span></text:p>
      <text:p text:style-name="P13"><text:span text:style-name="T95">Stars:</text:span></text:p>
      <text:p text:style-name="P14"><text:a xlink:href="/name/nm0000422/?ref_=inth_ov_nm"><text:span text:style-name="T97">John Goodman</text:span></text:a><text:span text:style-name="T98">,<text:s/></text:span><text:a xlink:href="/name/nm0935541/?ref_=inth_ov_nm"><text:span text:style-name="T100">Mary Elizabeth Winstead</text:span></text:a><text:span text:style-name="T101">,<text:s/></text:span><text:a xlink:href="/name/nm0302330/?ref_=inth_ov_nm"><text:span text:style-name="T103">John Gallagher Jr.</text:span></text:a><text:span text:style-name="T104">,<text:s/></text:span><text:a xlink:href="/name/nm0341174/?ref_=inth_ov_nm"><text:span text:style-name="T106">Douglas M. Griffin</text:span></text:a><text:span text:style-name="T107"><text:s/></text:span></text:p>
      <text:p text:style-name="P15"><text:span text:style-name="T108"/></text:p>
      <text:p text:style-name="P15"><draw:frame text:anchor-type="as-char" svg:width="37.04mm" svg:height="55.30mm" style:rel-width="scale" style:rel-height="scale"><draw:object-ole xlink:href="OleObj23"/><draw:image xlink:href="ObjectReplacements/OleObj23"/></draw:frame><text:span text:style-name="T108"/></text:p>
      <text:p text:style-name="P16"><text:a xlink:href="/title/tt4062536/?ref_=cs_ov_tt"><text:span text:style-name="T110">Green Room (2015)</text:span></text:a><text:span text:style-name="T111"/></text:p>
      <text:p text:style-name="P17"><text:span text:style-name="T111">94 min - | Horror | Thriller </text:span></text:p>
      <text:p text:style-name="P17"><text:span text:style-name="T111">Metascore: 80/100 </text:span></text:p>
      <text:p text:style-name="P17"><text:span text:style-name="T111">After witnessing a murder, a punk rock band is forced into a vicious fight for survival against a group of maniacal skinheads. </text:span></text:p>
      <text:p text:style-name="P18"><text:span text:style-name="T111">Director:</text:span></text:p>
      <text:p text:style-name="P19"><text:a xlink:href="/name/nm1099918/?ref_=cs_ov_nm"><text:span text:style-name="T113">Jeremy Saulnier</text:span></text:a><text:span text:style-name="T114"><text:s/></text:span></text:p>
      <text:p text:style-name="P20"><text:span text:style-name="T114">Stars:</text:span></text:p>
      <text:p text:style-name="P21"><text:a xlink:href="/name/nm0947338/?ref_=cs_ov_nm"><text:span text:style-name="T116">Anton Yelchin</text:span></text:a><text:span text:style-name="T117">,<text:s/></text:span><text:a xlink:href="/name/nm1782299/?ref_=cs_ov_nm"><text:span text:style-name="T119">Imogen Poots</text:span></text:a><text:span text:style-name="T120">,<text:s/></text:span><text:a xlink:href="/name/nm0790057/?ref_=cs_ov_nm"><text:span text:style-name="T122">Alia Shawkat</text:span></text:a><text:span text:style-name="T123">,<text:s/></text:span><text:a xlink:href="/name/nm0001772/?ref_=cs_ov_nm"><text:span text:style-name="T125">Patrick Stewart</text:span></text:a><text:span text:style-name="T126"><text:s/></text:span></text:p>
      <text:p text:style-name="P22"><text:span text:style-name="T127"/></text:p>
      <text:p text:style-name="P23"><draw:frame text:anchor-type="as-char" svg:width="37.04mm" svg:height="55.30mm" style:rel-width="scale" style:rel-height="scale"><draw:object-ole xlink:href="OleObj24"/><draw:image xlink:href="ObjectReplacements/OleObj24"/></draw:frame><text:span text:style-name="T128"/></text:p>
      <text:p text:style-name="P24"><text:a xlink:href="/title/tt3278330/?ref_=cs_ov_tt"><text:span text:style-name="T130">Tale of Tales (2015)</text:span></text:a><text:span text:style-name="T131"/></text:p>
      <text:p text:style-name="P25"><text:span text:style-name="T131">15 125 min - Fantasy | Horror | Romance </text:span></text:p>
      <text:p text:style-name="P25"><text:span text:style-name="T131">Metascore: 80/100 (</text:span><text:a xlink:href="/title/tt3278330/criticreviews?ref_=cs_ov_rv"><text:span text:style-name="T133">10 reviews</text:span></text:a><text:span text:style-name="T134">) </text:span></text:p>
      <text:p text:style-name="P25"><text:span text:style-name="T134">The film serves as Garrone's English-language debut and will interweave three separate story strands bookended by brief bits in which Italians Alba Rohrwacher and Massimo Ceccherini will play a street circus family. In one tale Salma Hayek will play a jealous queen who forfeits her husband's life. In another, Vincent Cassel plays a king whose passion is stoked by two mysterious sisters. </text:span></text:p>
      <text:p text:style-name="P26"><text:span text:style-name="T134">Director:</text:span></text:p>
      <text:p text:style-name="P27"><text:a xlink:href="/name/nm0308520/?ref_=cs_ov_nm"><text:span text:style-name="T136">Matteo Garrone</text:span></text:a><text:span text:style-name="T137"><text:s/></text:span></text:p>
      <text:p text:style-name="P28"><text:span text:style-name="T137">Stars:</text:span></text:p>
      <text:p text:style-name="P29"><text:a xlink:href="/name/nm0000161/?ref_=cs_ov_nm"><text:span text:style-name="T139">Salma Hayek</text:span></text:a><text:span text:style-name="T140">,<text:s/></text:span><text:a xlink:href="/name/nm0001993/?ref_=cs_ov_nm"><text:span text:style-name="T142">Vincent Cassel</text:span></text:a><text:span text:style-name="T143">,<text:s/></text:span><text:a xlink:href="/name/nm0429363/?ref_=cs_ov_nm"><text:span text:style-name="T145">Toby Jones</text:span></text:a><text:span text:style-name="T146">,<text:s/></text:span><text:a xlink:href="/name/nm0000604/?ref_=cs_ov_nm"><text:span text:style-name="T148">John C. Reilly</text:span></text:a><text:span text:style-name="T149"><text:s/></text:span></text:p>
      <text:p text:style-name="P30"><draw:frame text:anchor-type="as-char" svg:width="37.04mm" svg:height="55.30mm" style:rel-width="scale" style:rel-height="scale"><draw:object-ole xlink:href="OleObj25"/><draw:image xlink:href="ObjectReplacements/OleObj25"/></draw:frame><text:span text:style-name="T150"/></text:p>
      <text:p text:style-name="P30"><text:a xlink:href="/title/tt3065204/?ref_=cs_ov_tt"><text:span text:style-name="T152">The Conjuring 2 (2016)</text:span></text:a><text:span text:style-name="T153"/></text:p>
      <text:p text:style-name="P31"><text:span text:style-name="T153">Horror </text:span></text:p>
      <text:p text:style-name="P31"><text:span text:style-name="T153">Lorraine and Ed Warren travel to north London to help a single mother raising four children alone in a house plagued by malicious spirits. </text:span></text:p>
      <text:p text:style-name="P32"><text:span text:style-name="T153">Director:</text:span></text:p>
      <text:p text:style-name="P33"><text:a xlink:href="/name/nm1490123/?ref_=cs_ov_nm"><text:span text:style-name="T155">James Wan</text:span></text:a><text:span text:style-name="T156"><text:s/></text:span></text:p>
      <text:p text:style-name="P34"><text:span text:style-name="T156">Stars:</text:span></text:p>
      <text:p text:style-name="P35"><text:a xlink:href="/name/nm0267812/?ref_=cs_ov_nm"><text:span text:style-name="T158">Vera Farmiga</text:span></text:a><text:span text:style-name="T159">,<text:s/></text:span><text:a xlink:href="/name/nm0933940/?ref_=cs_ov_nm"><text:span text:style-name="T161">Patrick Wilson</text:span></text:a><text:span text:style-name="T162">,<text:s/></text:span><text:a xlink:href="/name/nm0004376/?ref_=cs_ov_nm"><text:span text:style-name="T164">Franka Potente</text:span></text:a><text:span text:style-name="T165">,<text:s/></text:span><text:a xlink:href="/name/nm0640323/?ref_=cs_ov_nm"><text:span text:style-name="T167">Frances O'Connor</text:span></text:a><text:span text:style-name="T168"><text:s/></text:span></text:p>
      <text:p text:style-name="P36"><draw:frame text:anchor-type="as-char" svg:width="37.04mm" svg:height="55.30mm" style:rel-width="scale" style:rel-height="scale"><draw:object-ole xlink:href="OleObj26"/><draw:image xlink:href="ObjectReplacements/OleObj26"/></draw:frame><text:span text:style-name="T169"/></text:p>
      <text:p text:style-name="P37"><text:span text:style-name="T170"/></text:p>
      <text:p text:style-name="P38"><text:a xlink:href="/title/tt4094724/?ref_=cs_ov_tt"><text:span text:style-name="T172">The Purge: Election Year (2016)</text:span></text:a><text:span text:style-name="T173"/></text:p>
      <text:p text:style-name="P39"><text:span text:style-name="T173">Action | Horror | Sci-Fi | Thriller </text:span></text:p>
      <text:p text:style-name="P39"><text:span text:style-name="T173">Two years after choosing not to kill the man who killed his son, former police sergeant Barnes has become head of security for Senator Charlene Roan, the front runner in the next Presidential election due to her vow to eliminate the Purge. </text:span></text:p>
      <text:p text:style-name="P40"><text:span text:style-name="T173">Director:</text:span></text:p>
      <text:p text:style-name="P41"><text:a xlink:href="/name/nm0218621/?ref_=cs_ov_nm"><text:span text:style-name="T175">James DeMonaco</text:span></text:a><text:span text:style-name="T176"><text:s/></text:span></text:p>
      <text:p text:style-name="P42"><text:span text:style-name="T176">Stars:</text:span></text:p>
      <text:p text:style-name="P43"><text:a xlink:href="/name/nm0593310/?ref_=cs_ov_nm"><text:span text:style-name="T178">Elizabeth Mitchell</text:span></text:a><text:span text:style-name="T179">,<text:s/></text:span><text:a xlink:href="/name/nm0342029/?ref_=cs_ov_nm"><text:span text:style-name="T181">Frank Grillo</text:span></text:a><text:span text:style-name="T182">,<text:s/></text:span><text:a xlink:href="/name/nm0932112/?ref_=cs_ov_nm"><text:span text:style-name="T184">Mykelti Williamson</text:span></text:a><text:span text:style-name="T185">,<text:s/></text:span><text:a xlink:href="/name/nm0680392/?ref_=cs_ov_nm"><text:span text:style-name="T187">Ethan Phillips</text:span></text:a><text:span text:style-name="T188"><text:s/></text:span></text:p>
      <text:p text:style-name="P44"><draw:frame text:anchor-type="as-char" svg:width="37.04mm" svg:height="55.30mm" style:rel-width="scale" style:rel-height="scale"><draw:object-ole xlink:href="OleObj27"/><draw:image xlink:href="ObjectReplacements/OleObj27"/></draw:frame><text:span text:style-name="T189"/></text:p>
      <text:p text:style-name="P44"><text:a xlink:href="/title/tt4160708/?ref_=cs_ov_tt"><text:span text:style-name="T191">Don't Breathe (2016)</text:span></text:a><text:span text:style-name="T192"/></text:p>
      <text:p text:style-name="P45"><text:span text:style-name="T192">Horror | Thriller </text:span></text:p>
      <text:p text:style-name="P45"><text:span text:style-name="T192">A group of teens break into a blind man's home thinking they'll get away with the perfect crime. They're wrong. </text:span></text:p>
      <text:p text:style-name="P46"><text:span text:style-name="T192">Director:</text:span></text:p>
      <text:p text:style-name="P47"><text:a xlink:href="/name/nm1793079/?ref_=cs_ov_nm"><text:span text:style-name="T194">Fede Alvarez</text:span></text:a><text:span text:style-name="T195"><text:s/></text:span></text:p>
      <text:p text:style-name="P48"><text:span text:style-name="T195">Stars:</text:span></text:p>
      <text:p text:style-name="P49"><text:a xlink:href="/name/nm3994408/?ref_=cs_ov_nm"><text:span text:style-name="T197">Jane Levy</text:span></text:a><text:span text:style-name="T198">,<text:s/></text:span><text:a xlink:href="/name/nm1910255/?ref_=cs_ov_nm"><text:span text:style-name="T200">Dylan Minnette</text:span></text:a><text:span text:style-name="T201">,<text:s/></text:span><text:a xlink:href="/name/nm0002332/?ref_=cs_ov_nm"><text:span text:style-name="T203">Stephen Lang</text:span></text:a><text:span text:style-name="T204">,<text:s/></text:span><text:a xlink:href="/name/nm4683167/?ref_=cs_ov_nm"><text:span text:style-name="T206">Daniel Zovatto</text:span></text:a><text:span text:style-name="T207"/></text:p>
      <text:p text:style-name="P50"><draw:frame text:anchor-type="as-char" svg:width="37.04mm" svg:height="55.30mm" style:rel-width="scale" style:rel-height="scale"><draw:object-ole xlink:href="OleObj28"/><draw:image xlink:href="ObjectReplacements/OleObj28"/></draw:frame><text:span text:style-name="T208"/></text:p>
      <text:p text:style-name="P51"><text:a xlink:href="/title/tt4786282/?ref_=cs_ov_tt"><text:span text:style-name="T210">Lights Out (2016)</text:span></text:a><text:span text:style-name="T211"/></text:p>
      <text:p text:style-name="P52"><text:span text:style-name="T211">Horror </text:span></text:p>
      <text:p text:style-name="P52"><text:span text:style-name="T211">A woman is haunted by a creature that only appears when the lights go out. A feature adaptation of the 2013 short film, "Lights Out" by David Sandberg. </text:span></text:p>
      <text:p text:style-name="P53"><text:span text:style-name="T211">Director:</text:span></text:p>
      <text:p text:style-name="P54"><text:a xlink:href="/name/nm2497546/?ref_=cs_ov_nm"><text:span text:style-name="T213">David F. Sandberg</text:span></text:a><text:span text:style-name="T214"><text:s/></text:span></text:p>
      <text:p text:style-name="P55"><text:span text:style-name="T214">Stars:</text:span></text:p>
      <text:p text:style-name="P56"><text:a xlink:href="/name/nm1954240/?ref_=cs_ov_nm"><text:span text:style-name="T216">Teresa Palmer</text:span></text:a><text:span text:style-name="T217">,<text:s/></text:span><text:a xlink:href="/name/nm0004742/?ref_=cs_ov_nm"><text:span text:style-name="T219">Maria Bello</text:span></text:a><text:span text:style-name="T220">,<text:s/></text:span><text:a xlink:href="/name/nm2151188/?ref_=cs_ov_nm"><text:span text:style-name="T222">Alicia Vela-Bailey</text:span></text:a><text:span text:style-name="T223">,<text:s/></text:span><text:a xlink:href="/name/nm0121605/?ref_=cs_ov_nm"><text:span text:style-name="T225">Billy Burke</text:span></text:a><text:span text:style-name="T226"><text:s/></text:span></text:p>
      <text:p text:style-name="P57"><draw:frame text:anchor-type="as-char" svg:width="37.04mm" svg:height="55.30mm" style:rel-width="scale" style:rel-height="scale"><draw:object-ole xlink:href="OleObj29"/><draw:image xlink:href="ObjectReplacements/OleObj29"/></draw:frame><text:span text:style-name="T226"/></text:p>
      <text:p text:style-name="P57"><text:a xlink:href="/title/tt1648190/?ref_=cs_ov_tt"><text:span text:style-name="T228">The Dark Tower (2017)</text:span></text:a><text:span text:style-name="T229"/></text:p>
      <text:p text:style-name="P58"><text:span text:style-name="T229">Fantasy | Horror | Sci-Fi | Western </text:span></text:p>
      <text:p text:style-name="P58"><text:span text:style-name="T229">Gunslinger Roland Deschain roams an Old West-like landscape in search of the dark tower, in the hopes that reaching it will preserve his dying world. </text:span></text:p>
      <text:p text:style-name="P59"><text:span text:style-name="T229">Director:</text:span></text:p>
      <text:p text:style-name="P60"><text:a xlink:href="/name/nm1064048/?ref_=cs_ov_nm"><text:span text:style-name="T231">Nikolaj Arcel</text:span></text:a><text:span text:style-name="T232"><text:s/></text:span></text:p>
      <text:p text:style-name="P61"><text:span text:style-name="T232">Stars:</text:span></text:p>
      <text:p text:style-name="P62"><text:a xlink:href="/name/nm0252961/?ref_=cs_ov_nm"><text:span text:style-name="T234">Idris Elba</text:span></text:a><text:span text:style-name="T235">,<text:s/></text:span><text:a xlink:href="/name/nm0000190/?ref_=cs_ov_nm"><text:span text:style-name="T237">Matthew McConaughey</text:span></text:a><text:span text:style-name="T238">,<text:s/></text:span><text:a xlink:href="/name/nm3880181/?ref_=cs_ov_nm"><text:span text:style-name="T240">Abbey Lee</text:span></text:a><text:span text:style-name="T241">,<text:s/></text:span><text:a xlink:href="/name/nm6999211/?ref_=cs_ov_nm"><text:span text:style-name="T243">Tom Taylor</text:span></text:a><text:span text:style-name="T244"><text:s/></text:span></text:p>
      <text:p text:style-name="P63"><draw:frame text:anchor-type="as-char" svg:width="37.04mm" svg:height="55.30mm" style:rel-width="scale" style:rel-height="scale"><draw:object-ole xlink:href="OleObj30"/><draw:image xlink:href="ObjectReplacements/OleObj30"/></draw:frame><text:span text:style-name="T244"/></text:p>
      <text:p text:style-name="P64"><text:a xlink:href="/title/tt3702652/?ref_=cs_ov_tt"><text:span text:style-name="T246">The Other Side of the Door (2016)</text:span></text:a><text:span text:style-name="T247"/></text:p>
      <text:p text:style-name="P65"><text:span text:style-name="T247">96 min - Horror </text:span></text:p>
      <text:p text:style-name="P65"><text:span text:style-name="T247">Metascore: 41/100 (</text:span><text:a xlink:href="/title/tt3702652/criticreviews?ref_=cs_ov_rv"><text:span text:style-name="T249">10 reviews</text:span></text:a><text:span text:style-name="T250">) </text:span></text:p>
      <text:p text:style-name="P65"><text:span text:style-name="T250">After her young son is killed in a tragic accident, a woman learns of a ritual which will bring him back to say goodbye, but when she disobeys a sacred warning, she upsets the balance between life and death. </text:span></text:p>
      <text:p text:style-name="P66"><text:span text:style-name="T250">Director:</text:span></text:p>
      <text:p text:style-name="P67"><text:a xlink:href="/name/nm1266897/?ref_=cs_ov_nm"><text:span text:style-name="T252">Johannes Roberts</text:span></text:a><text:span text:style-name="T253"><text:s/></text:span></text:p>
      <text:p text:style-name="P68"><text:span text:style-name="T253">Stars:</text:span></text:p>
      <text:p text:style-name="P69"><text:a xlink:href="/name/nm0915637/?ref_=cs_ov_nm"><text:span text:style-name="T255">Sarah Wayne Callies</text:span></text:a><text:span text:style-name="T256">,<text:s/></text:span><text:a xlink:href="/name/nm0005438/?ref_=cs_ov_nm"><text:span text:style-name="T258">Jeremy Sisto</text:span></text:a><text:span text:style-name="T259">,<text:s/></text:span><text:a xlink:href="/name/nm5025909/?ref_=cs_ov_nm"><text:span text:style-name="T261">Sofia Rosinsky</text:span></text:a><text:span text:style-name="T262">,<text:s/></text:span><text:a xlink:href="/name/nm6536293/?ref_=cs_ov_nm"><text:span text:style-name="T264">Logan Creran</text:span></text:a><text:span text:style-name="T265"><text:s/></text:span></text:p>
      <text:p text:style-name="P69"><draw:frame text:anchor-type="as-char" svg:width="37.04mm" svg:height="55.30mm" style:rel-width="scale" style:rel-height="scale"><draw:object-ole xlink:href="OleObj31"/><draw:image xlink:href="ObjectReplacements/OleObj31"/></draw:frame><text:span text:style-name="T266"/></text:p>
      <text:p text:style-name="P70"><text:a xlink:href="/title/tt3387542/?ref_=cs_ov_tt"><text:span text:style-name="T268">The Forest (2016)</text:span></text:a><text:span text:style-name="T269"/></text:p>
      <text:p text:style-name="P71"><text:span text:style-name="T269">93 min - Horror | Mystery | Thriller </text:span></text:p>
      <text:p text:style-name="P71"><text:span text:style-name="T269">Metascore: 34/100 (</text:span><text:a xlink:href="/title/tt3387542/criticreviews?ref_=cs_ov_rv"><text:span text:style-name="T271">30 reviews</text:span></text:a><text:span text:style-name="T272">) </text:span></text:p>
      <text:p text:style-name="P71"><text:span text:style-name="T272">A woman goes into Japan's Suicide Forest to find her twin sister, and confronts supernatural terror. </text:span></text:p>
      <text:p text:style-name="P72"><text:span text:style-name="T272">Director:</text:span></text:p>
      <text:p text:style-name="P73"><text:a xlink:href="/name/nm4941030/?ref_=cs_ov_nm"><text:span text:style-name="T274">Jason Zada</text:span></text:a><text:span text:style-name="T275"><text:s/></text:span></text:p>
      <text:p text:style-name="P74"><text:span text:style-name="T275">Stars:</text:span></text:p>
      <text:p text:style-name="P75"><text:a xlink:href="/name/nm1754059/?ref_=cs_ov_nm"><text:span text:style-name="T277">Natalie Dormer</text:span></text:a><text:span text:style-name="T278">,<text:s/></text:span><text:a xlink:href="/name/nm2151126/?ref_=cs_ov_nm"><text:span text:style-name="T280">Eoin Macken</text:span></text:a><text:span text:style-name="T281">,<text:s/></text:span><text:a xlink:href="/name/nm0901110/?ref_=cs_ov_nm"><text:span text:style-name="T283">Stephanie Vogt</text:span></text:a><text:span text:style-name="T284">,<text:s/></text:span><text:a xlink:href="/name/nm3852131/?ref_=cs_ov_nm"><text:span text:style-name="T286">Osamu Tanpopo</text:span></text:a><text:span text:style-name="T287"/></text:p>
      <text:p text:style-name="P75"><text:span text:style-name="T287">The Buzz: The Aokigahara forest is an unsettling environment worthy of a psychological horror movie, and I'm looking forward to watching Natalie Dormer navigate a terrain worlds away from Westeros. Here's hoping the screenplay will have some humanity, too. - Arno Kazarian </text:span></text:p>
      <text:p text:style-name="P75"><text:span text:style-name="T287">Romance</text:span></text:p>
      <text:p text:style-name="P76"><draw:frame text:anchor-type="as-char" svg:width="37.04mm" svg:height="55.30mm" style:rel-width="scale" style:rel-height="scale"><draw:object-ole xlink:href="OleObj32"/><draw:image xlink:href="ObjectReplacements/OleObj32"/></draw:frame><text:span text:style-name="T287"/></text:p>
      <text:p text:style-name="P77"><text:a xlink:href="/title/tt1837562/?ref_=cs_ov_tt"><text:span text:style-name="T289">A Royal Night Out (2015)</text:span></text:a><text:span text:style-name="T290"/></text:p>
      <text:p text:style-name="P78"><text:span text:style-name="T290">97 min - Comedy | Drama | Romance </text:span></text:p>
      <text:p text:style-name="P78"><text:span text:style-name="T290">Metascore: 58/100 (</text:span><text:a xlink:href="/title/tt1837562/criticreviews?ref_=cs_ov_rv"><text:span text:style-name="T292">17 reviews</text:span></text:a><text:span text:style-name="T293">) </text:span></text:p>
      <text:p text:style-name="P78"><text:span text:style-name="T293">On V.E. Day in 1945, as peace extends across Europe, Princesses Elizabeth and Margaret are allowed out to join the celebrations. It is a night full of excitement, danger and the first flutters of romance. </text:span></text:p>
      <text:p text:style-name="P79"><text:span text:style-name="T293">Director:</text:span></text:p>
      <text:p text:style-name="P80"><text:a xlink:href="/name/nm0418982/?ref_=cs_ov_nm"><text:span text:style-name="T295">Julian Jarrold</text:span></text:a><text:span text:style-name="T296"><text:s/></text:span></text:p>
      <text:p text:style-name="P81"><text:span text:style-name="T296">Stars:</text:span></text:p>
      <text:p text:style-name="P82"><text:a xlink:href="/name/nm0300589/?ref_=cs_ov_nm"><text:span text:style-name="T298">Sarah Gadon</text:span></text:a><text:span text:style-name="T299">,<text:s/></text:span><text:a xlink:href="/name/nm2525790/?ref_=cs_ov_nm"><text:span text:style-name="T301">Bel Powley</text:span></text:a><text:span text:style-name="T302">,<text:s/></text:span><text:a xlink:href="/name/nm0001833/?ref_=cs_ov_nm"><text:span text:style-name="T304">Emily Watson</text:span></text:a><text:span text:style-name="T305">,<text:s/></text:span><text:a xlink:href="/name/nm0000391/?ref_=cs_ov_nm"><text:span text:style-name="T307">Rupert Everett</text:span></text:a><text:span text:style-name="T308"><text:s/></text:span></text:p>
      <text:p text:style-name="P82"><text:span text:style-name="T308">The Buzz: Underrated director Julian Jarrold has assembled one of the more appealing casts of the year for what seems to be a feather-light but imminently watchable slice of royal-girl fantasy. congratulations to star Bel Powley for her breakout year with<text:s/></text:span><text:a xlink:href="http://www.imdb.com/title/tt3172532/?ref_=cs_ov_lk"><text:span text:style-name="T310">The Diary of a Teenage Girl</text:span></text:a><text:span text:style-name="T311">, a performance for which she just won a Gotham Award.<text:s/></text:span><text:span text:style-name="T312"/></text:p>
      <text:p text:style-name="P82"><draw:frame text:anchor-type="as-char" svg:width="37.04mm" svg:height="55.30mm" style:rel-width="scale" style:rel-height="scale"><draw:object-ole xlink:href="OleObj33"/><draw:image xlink:href="ObjectReplacements/OleObj33"/></draw:frame><text:span text:style-name="T314"/></text:p>
      <text:p text:style-name="P83"><text:a xlink:href="/title/tt3544082/?ref_=cs_ov_tt"><text:span text:style-name="T316">45 Years (2015)</text:span></text:a><text:span text:style-name="T317"/></text:p>
      <text:p text:style-name="P84"><text:span text:style-name="T317">95 min - Drama | Romance </text:span></text:p>
      <text:p text:style-name="P84"><text:span text:style-name="T317">Metascore: 94/100 </text:span></text:p>
      <text:p text:style-name="P84"><text:span text:style-name="T317">A married couple preparing to celebrate their wedding anniversary receives shattering news that promises to forever change the course of their lives. </text:span></text:p>
      <text:p text:style-name="P85"><text:span text:style-name="T317">Director:</text:span></text:p>
      <text:p text:style-name="P86"><text:a xlink:href="/name/nm0354091/?ref_=cs_ov_nm"><text:span text:style-name="T319">Andrew Haigh</text:span></text:a><text:span text:style-name="T320"><text:s/></text:span></text:p>
      <text:p text:style-name="P87"><text:span text:style-name="T320">Stars:</text:span></text:p>
      <text:p text:style-name="P88"><text:a xlink:href="/name/nm0001648/?ref_=cs_ov_nm"><text:span text:style-name="T322">Charlotte Rampling</text:span></text:a><text:span text:style-name="T323">,<text:s/></text:span><text:a xlink:href="/name/nm0183822/?ref_=cs_ov_nm"><text:span text:style-name="T325">Tom Courtenay</text:span></text:a><text:span text:style-name="T326">,<text:s/></text:span><text:a xlink:href="/name/nm0416524/?ref_=cs_ov_nm"><text:span text:style-name="T328">Geraldine James</text:span></text:a><text:span text:style-name="T329">,<text:s/></text:span><text:a xlink:href="/name/nm0920185/?ref_=cs_ov_nm"><text:span text:style-name="T331">Dolly Wells</text:span></text:a><text:span text:style-name="T332"><text:s/></text:span></text:p>
      <text:p text:style-name="P88"><text:span text:style-name="T332">The Buzz: Love that Andrew Haigh follows up his<text:s/></text:span><text:a xlink:href="http://www.imdb.com/title/tt1714210/?ref_=cs_ov_lk"><text:span text:style-name="T334">Weekend</text:span></text:a><text:span text:style-name="T335"><text:s/>with another relationship drama, and I understand<text:s/></text:span><text:span text:style-name="T336">45 Years</text:span><text:span text:style-name="T337"><text:s/>begins with a gun shot and then rewinds the narrative as long-married couple's history unravels when an incident from one of their pasts resurfaces. Charlotte Rampling and Tom Courtenay were awarded Best Actress/Best Actor trophies at the Berlin International Film Festival earlier this year, and both performers have been tipped for potential Oscar nominations. - Arno </text:span></text:p>
      <text:p text:style-name="P89"><draw:frame text:anchor-type="as-char" svg:width="37.04mm" svg:height="55.30mm" style:rel-width="scale" style:rel-height="scale"><draw:object-ole xlink:href="OleObj34"/><draw:image xlink:href="ObjectReplacements/OleObj34"/></draw:frame><text:span text:style-name="T338"/></text:p>
      <text:p text:style-name="P90"><text:a xlink:href="/title/tt2381111/?ref_=cs_ov_tt"><text:span text:style-name="T340">Brooklyn (2015)</text:span></text:a><text:span text:style-name="T341"/></text:p>
      <text:p text:style-name="P91"><text:span text:style-name="T341">111 min - Drama | Romance </text:span></text:p>
      <text:p text:style-name="P91"><text:span text:style-name="T341">Metascore: 87/100 (</text:span><text:a xlink:href="/title/tt2381111/criticreviews?ref_=cs_ov_rv"><text:span text:style-name="T343">42 reviews</text:span></text:a><text:span text:style-name="T344">) </text:span></text:p>
      <text:p text:style-name="P91"><text:span text:style-name="T344">An Irish immigrant lands in 1950s Brooklyn, where she quickly falls into a romance with a local. When her past catches up with her, however, she must choose between two countries and the lives that exist within. </text:span></text:p>
      <text:p text:style-name="P92"><text:span text:style-name="T344">Director:</text:span></text:p>
      <text:p text:style-name="P93"><text:a xlink:href="/name/nm1259871/?ref_=cs_ov_nm"><text:span text:style-name="T346">John Crowley</text:span></text:a><text:span text:style-name="T347"><text:s/></text:span></text:p>
      <text:p text:style-name="P94"><text:span text:style-name="T347">Stars:</text:span></text:p>
      <text:p text:style-name="P95"><text:a xlink:href="/name/nm1519680/?ref_=cs_ov_nm"><text:span text:style-name="T349">Saoirse Ronan</text:span></text:a><text:span text:style-name="T350">,<text:s/></text:span><text:a xlink:href="/name/nm1710309/?ref_=cs_ov_nm"><text:span text:style-name="T352">Emory Cohen</text:span></text:a><text:span text:style-name="T353">,<text:s/></text:span><text:a xlink:href="/name/nm1727304/?ref_=cs_ov_nm"><text:span text:style-name="T355">Domhnall Gleeson</text:span></text:a><text:span text:style-name="T356">,<text:s/></text:span><text:a xlink:href="/name/nm0000980/?ref_=cs_ov_nm"><text:span text:style-name="T358">Jim Broadbent</text:span></text:a><text:span text:style-name="T359"><text:s/></text:span></text:p>
      <text:p text:style-name="P95"><text:span text:style-name="T359">The Buzz: Seems like<text:s/></text:span><text:span text:style-name="T360">Carol</text:span><text:span text:style-name="T361"><text:s/>isn't the only melodrama on the awards scene this season, as John Crowley's immigrant tale has earned strong reviews for its nods to all things America circa 1950. If there were a Oscar for Best Casting, it appears as though<text:s/></text:span><text:a xlink:href="http://www.imdb.com/name/nm0918587/?ref_=cs_ov_lk"><text:span text:style-name="T363">Fiona Ware</text:span></text:a><text:span text:style-name="T364"><text:s/>-- who also cast<text:s/></text:span><text:span text:style-name="T365">Room</text:span><text:span text:style-name="T366"><text:s/>and<text:s/></text:span><text:span text:style-name="T367">Suffragette</text:span><text:span text:style-name="T368"><text:s/>-- would earn the award for the movie's letter-perfect performances.</text:span></text:p>
      <text:p text:style-name="P95"><draw:frame text:anchor-type="as-char" svg:width="37.04mm" svg:height="55.30mm" style:rel-width="scale" style:rel-height="scale"><draw:object-ole xlink:href="OleObj35"/><draw:image xlink:href="ObjectReplacements/OleObj35"/></draw:frame><text:span text:style-name="T369"/></text:p>
      <text:p text:style-name="P96"><text:a xlink:href="/title/tt2245003/?ref_=cs_ov_tt"><text:span text:style-name="T371">Miss You Already (2015)</text:span></text:a><text:span text:style-name="T372"/></text:p>
      <text:p text:style-name="P97"><text:span text:style-name="T372">112 min - Comedy | Drama | Romance </text:span></text:p>
      <text:p text:style-name="P97"><text:span text:style-name="T372">Metascore: 59/100 (</text:span><text:a xlink:href="/title/tt2245003/criticreviews?ref_=cs_ov_rv"><text:span text:style-name="T374">24 reviews</text:span></text:a><text:span text:style-name="T375">) </text:span></text:p>
      <text:p text:style-name="P97"><text:span text:style-name="T375">The friendship between two life-long girlfriends is put to the test when one starts a family and the other falls ill. </text:span></text:p>
      <text:p text:style-name="P98"><text:span text:style-name="T375">Director:</text:span></text:p>
      <text:p text:style-name="P99"><text:a xlink:href="/name/nm0362566/?ref_=cs_ov_nm"><text:span text:style-name="T377">Catherine Hardwicke</text:span></text:a><text:span text:style-name="T378"><text:s/></text:span></text:p>
      <text:p text:style-name="P100"><text:span text:style-name="T378">Stars:</text:span></text:p>
      <text:p text:style-name="P101"><text:a xlink:href="/name/nm0000106/?ref_=cs_ov_nm"><text:span text:style-name="T380">Drew Barrymore</text:span></text:a><text:span text:style-name="T381">,<text:s/></text:span><text:a xlink:href="/name/nm0001057/?ref_=cs_ov_nm"><text:span text:style-name="T383">Toni Collette</text:span></text:a><text:span text:style-name="T384">,<text:s/></text:span><text:a xlink:href="/name/nm1002641/?ref_=cs_ov_nm"><text:span text:style-name="T386">Dominic Cooper</text:span></text:a><text:span text:style-name="T387">,<text:s/></text:span><text:a xlink:href="/name/nm0175916/?ref_=cs_ov_nm"><text:span text:style-name="T389">Paddy Considine</text:span></text:a><text:span text:style-name="T390"><text:s/></text:span></text:p>
      <text:p text:style-name="P101"><text:span text:style-name="T390">The Buzz: With all the discussion about the desire for increased visibility of women in lead roles in the movies, it's disheartening to read<text:s/></text:span><text:span text:style-name="T391">Miss You Already</text:span><text:span text:style-name="T392">'s reviews, most of which indicate that neither the material nor the two lovable stars are able to bring much to this story of female friendship.<text:s/></text:span><text:span text:style-name="T393"/></text:p>
      <text:p text:style-name="P102"><draw:frame text:anchor-type="as-char" svg:width="37.04mm" svg:height="55.30mm" style:rel-width="scale" style:rel-height="scale"><draw:object-ole xlink:href="OleObj36"/><draw:image xlink:href="ObjectReplacements/OleObj36"/></draw:frame><text:span text:style-name="T395"/></text:p>
      <text:p text:style-name="P103"><text:a xlink:href="/title/tt3595298/?ref_=cs_ov_tt"><text:span text:style-name="T397">Prem Ratan Dhan Payo (2015)</text:span></text:a><text:span text:style-name="T398"/></text:p>
      <text:p text:style-name="P104"><text:span text:style-name="T398">164 min - Action | Drama | Romance </text:span></text:p>
      <text:p text:style-name="P104"><text:span text:style-name="T398">While recovering from an assassination attempt four days before his coronation, a stern prince is replaced by a heartfelt lookalike. </text:span></text:p>
      <text:p text:style-name="P105"><text:span text:style-name="T398">Director:</text:span></text:p>
      <text:p text:style-name="P106"><text:a xlink:href="/name/nm0054744/?ref_=cs_ov_nm"><text:span text:style-name="T400">Sooraj R. Barjatya</text:span></text:a><text:span text:style-name="T401"><text:s/></text:span></text:p>
      <text:p text:style-name="P107"><text:span text:style-name="T401">Stars:</text:span></text:p>
      <text:p text:style-name="P108"><text:a xlink:href="/name/nm0006795/?ref_=cs_ov_nm"><text:span text:style-name="T403">Salman Khan</text:span></text:a><text:span text:style-name="T404">,<text:s/></text:span><text:a xlink:href="/name/nm2128238/?ref_=cs_ov_nm"><text:span text:style-name="T406">Sonam Kapoor</text:span></text:a><text:span text:style-name="T407">,<text:s/></text:span><text:a xlink:href="/name/nm0451600/?ref_=cs_ov_nm"><text:span text:style-name="T409">Anupam Kher</text:span></text:a><text:span text:style-name="T410">,<text:s/></text:span><text:a xlink:href="/name/nm1778703/?ref_=cs_ov_nm"><text:span text:style-name="T412">Neil Nitin Mukesh</text:span></text:a><text:span text:style-name="T413"/></text:p>
      <text:p text:style-name="P108"><text:span text:style-name="T413">The Buzz: There's a somber shadow over Diwali this year, so we're unsure how this romantic drama will perform at the Indian and worldwide box office, but the reunion of Salman Khan and Sonam Kapoor for director Sooraj Barjatya (who gave Khan one of his earliest roles) might bring some added warmth to the holiday.</text:span></text:p>
      <text:p text:style-name="P109"><draw:frame text:anchor-type="as-char" svg:width="37.04mm" svg:height="55.30mm" style:rel-width="scale" style:rel-height="scale"><draw:object-ole xlink:href="OleObj37"/><draw:image xlink:href="ObjectReplacements/OleObj37"/></draw:frame><text:span text:style-name="T414"/></text:p>
      <text:p text:style-name="P110"><text:a xlink:href="/title/tt2402927/?ref_=cs_ov_tt"><text:span text:style-name="T416">Carol (2015)</text:span></text:a><text:span text:style-name="T417"/></text:p>
      <text:p text:style-name="P111"><text:span text:style-name="T417">118 min - Drama | Romance </text:span></text:p>
      <text:p text:style-name="P111"><text:span text:style-name="T417">Metascore: 95/100 </text:span></text:p>
      <text:p text:style-name="P111"><text:span text:style-name="T417">An aspiring photographer develops an intimate relationship with an older woman. </text:span></text:p>
      <text:p text:style-name="P112"><text:span text:style-name="T417">Director:</text:span></text:p>
      <text:p text:style-name="P113"><text:a xlink:href="/name/nm0001331/?ref_=cs_ov_nm"><text:span text:style-name="T419">Todd Haynes</text:span></text:a><text:span text:style-name="T420"><text:s/></text:span></text:p>
      <text:p text:style-name="P114"><text:span text:style-name="T420">Stars:</text:span></text:p>
      <text:p text:style-name="P115"><text:a xlink:href="/name/nm0000949/?ref_=cs_ov_nm"><text:span text:style-name="T422">Cate Blanchett</text:span></text:a><text:span text:style-name="T423">,<text:s/></text:span><text:a xlink:href="/name/nm1913734/?ref_=cs_ov_nm"><text:span text:style-name="T425">Rooney Mara</text:span></text:a><text:span text:style-name="T426">,<text:s/></text:span><text:a xlink:href="/name/nm0005299/?ref_=cs_ov_nm"><text:span text:style-name="T428">Sarah Paulson</text:span></text:a><text:span text:style-name="T429">,<text:s/></text:span><text:a xlink:href="/name/nm0151419/?ref_=cs_ov_nm"><text:span text:style-name="T431">Kyle Chandler</text:span></text:a><text:span text:style-name="T432"><text:s/></text:span></text:p>
      <text:p text:style-name="P115"><text:span text:style-name="T432"><text:line-break/>The Buzz: The amount of time that passes between Todd Haynes projects is always frustrating for his fans, but his latest film, an adaptation of a novel by Patricia Highsmith - if only they had collaborated while she was still alive! - has left us in breathless anticipation of what's been called a peerless performance by Cate Blanchett. - Arno<text:s/></text:span><text:span text:style-name="T433"/></text:p>
      <text:p text:style-name="P116"><draw:frame text:anchor-type="as-char" svg:width="37.04mm" svg:height="55.30mm" style:rel-width="scale" style:rel-height="scale"><draw:object-ole xlink:href="OleObj38"/><draw:image xlink:href="ObjectReplacements/OleObj38"/></draw:frame><text:span text:style-name="T433"/></text:p>
      <text:p text:style-name="P117"><text:a xlink:href="/title/tt0810819/?ref_=cs_ov_tt"><text:span text:style-name="T435">The Danish Girl (2015)</text:span></text:a><text:span text:style-name="T436"/></text:p>
      <text:p text:style-name="P118"><text:span text:style-name="T436">119 min - Biography | Drama | Romance </text:span></text:p>
      <text:p text:style-name="P118"><text:span text:style-name="T436">Metascore: 66/100 (</text:span><text:a xlink:href="/title/tt0810819/criticreviews?ref_=cs_ov_rv"><text:span text:style-name="T438">40 reviews</text:span></text:a><text:span text:style-name="T439">) </text:span></text:p>
      <text:p text:style-name="P118"><text:span text:style-name="T439">A fictitious love story loosely inspired by the lives of Danish artists Lili Elbe and Gerda Wegener. Lili and Gerda's marriage and work evolve as they navigate Lili's groundbreaking journey as a transgender pioneer. </text:span></text:p>
      <text:p text:style-name="P119"><text:span text:style-name="T439">Director:</text:span></text:p>
      <text:p text:style-name="P120"><text:a xlink:href="/name/nm0393799/?ref_=cs_ov_nm"><text:span text:style-name="T441">Tom Hooper</text:span></text:a><text:span text:style-name="T442"><text:s/></text:span></text:p>
      <text:p text:style-name="P121"><text:span text:style-name="T442">Stars:</text:span></text:p>
      <text:p text:style-name="P122"><text:a xlink:href="/name/nm1519666/?ref_=cs_ov_nm"><text:span text:style-name="T444">Eddie Redmayne</text:span></text:a><text:span text:style-name="T445">,<text:s/></text:span><text:a xlink:href="/name/nm2539953/?ref_=cs_ov_nm"><text:span text:style-name="T447">Alicia Vikander</text:span></text:a><text:span text:style-name="T448">,<text:s/></text:span><text:a xlink:href="/name/nm1720028/?ref_=cs_ov_nm"><text:span text:style-name="T450">Amber Heard</text:span></text:a><text:span text:style-name="T451">,<text:s/></text:span><text:a xlink:href="/name/nm0924210/?ref_=cs_ov_nm"><text:span text:style-name="T453">Ben Whishaw</text:span></text:a><text:span text:style-name="T454"><text:s/></text:span></text:p>
      <text:p text:style-name="P123"><draw:frame text:anchor-type="as-char" svg:width="37.04mm" svg:height="55.30mm" style:rel-width="scale" style:rel-height="scale"><draw:object-ole xlink:href="OleObj39"/><draw:image xlink:href="ObjectReplacements/OleObj39"/></draw:frame><text:span text:style-name="T455"/></text:p>
      <text:p text:style-name="P124"><text:a xlink:href="/title/tt1658801/?ref_=cs_ov_tt"><text:span text:style-name="T457">Freeheld (2015)</text:span></text:a><text:span text:style-name="T458"/></text:p>
      <text:p text:style-name="P125"><text:span text:style-name="T458">103 min - Biography | Drama | Romance </text:span></text:p>
      <text:p text:style-name="P125"><text:span text:style-name="T458">Metascore: 50/100 (</text:span><text:a xlink:href="/title/tt1658801/criticreviews?ref_=cs_ov_rv"><text:span text:style-name="T460">30 reviews</text:span></text:a><text:span text:style-name="T461">) </text:span></text:p>
      <text:p text:style-name="P125"><text:span text:style-name="T461">New Jersey police lieutenant, Laurel Hester, and her registered domestic partner, Stacie Andree, both battle to secure Hester's pension benefits when she is diagnosed with terminal cancer. </text:span></text:p>
      <text:p text:style-name="P126"><text:span text:style-name="T461">Director:</text:span></text:p>
      <text:p text:style-name="P127"><text:a xlink:href="/name/nm0813164/?ref_=cs_ov_nm"><text:span text:style-name="T463">Peter Sollett</text:span></text:a><text:span text:style-name="T464"><text:s/></text:span></text:p>
      <text:p text:style-name="P128"><text:span text:style-name="T464">Stars:</text:span></text:p>
      <text:p text:style-name="P129"><text:a xlink:href="/name/nm0000194/?ref_=cs_ov_nm"><text:span text:style-name="T466">Julianne Moore</text:span></text:a><text:span text:style-name="T467">,<text:s/></text:span><text:a xlink:href="/name/nm0680983/?ref_=cs_ov_nm"><text:span text:style-name="T469">Ellen Page</text:span></text:a><text:span text:style-name="T470">,<text:s/></text:span><text:a xlink:href="/name/nm0136797/?ref_=cs_ov_nm"><text:span text:style-name="T472">Steve Carell</text:span></text:a><text:span text:style-name="T473">,<text:s/></text:span><text:a xlink:href="/name/nm0788335/?ref_=cs_ov_nm"><text:span text:style-name="T475">Michael Shannon</text:span></text:a><text:span text:style-name="T476"><text:s/></text:span></text:p>
      <text:p text:style-name="P130"><draw:frame text:anchor-type="as-char" svg:width="37.04mm" svg:height="55.30mm" style:rel-width="scale" style:rel-height="scale"><draw:object-ole xlink:href="OleObj40"/><draw:image xlink:href="ObjectReplacements/OleObj40"/></draw:frame><text:span text:style-name="T477"/></text:p>
      <text:p text:style-name="P130"><text:a xlink:href="/title/tt3254796/?ref_=cs_ov_tt"><text:span text:style-name="T479">Big Stone Gap (2014)</text:span></text:a><text:span text:style-name="T480"/></text:p>
      <text:p text:style-name="P131"><text:span text:style-name="T480">143 min - Comedy | Romance </text:span></text:p>
      <text:p text:style-name="P131"><text:span text:style-name="T480">Metascore: 39/100<text:s text:c="2"/></text:span></text:p>
      <text:p text:style-name="P131"><text:span text:style-name="T480">In a small town nestled in the Appalachian Mountains of Virginia, self-proclaimed spinster Ave Maria Mulligan finds her life shaken up and forever changed after learning a long-buried family secret. </text:span></text:p>
      <text:p text:style-name="P132"><text:span text:style-name="T480">Director:</text:span></text:p>
      <text:p text:style-name="P133"><text:a xlink:href="/name/nm0872765/?ref_=cs_ov_nm"><text:span text:style-name="T482">Adriana Trigiani</text:span></text:a><text:span text:style-name="T483"><text:s/></text:span></text:p>
      <text:p text:style-name="P134"><text:span text:style-name="T483">Stars:</text:span></text:p>
      <text:p text:style-name="P135"><text:a xlink:href="/name/nm0000171/?ref_=cs_ov_nm"><text:span text:style-name="T485">Ashley Judd</text:span></text:a><text:span text:style-name="T486">,<text:s/></text:span><text:a xlink:href="/name/nm0933940/?ref_=cs_ov_nm"><text:span text:style-name="T488">Patrick Wilson</text:span></text:a><text:span text:style-name="T489">,<text:s/></text:span><text:a xlink:href="/name/nm0000155/?ref_=cs_ov_nm"><text:span text:style-name="T491">Whoopi Goldberg</text:span></text:a><text:span text:style-name="T492">,<text:s/></text:span><text:a xlink:href="/name/nm0382632/?ref_=cs_ov_nm"><text:span text:style-name="T494">John Benjamin Hickey</text:span></text:a><text:span text:style-name="T495"/></text:p>
      <text:p text:style-name="P136"><draw:frame text:anchor-type="as-char" svg:width="37.04mm" svg:height="55.30mm" style:rel-width="scale" style:rel-height="scale"><draw:object-ole xlink:href="OleObj41"/><draw:image xlink:href="ObjectReplacements/OleObj41"/></draw:frame><text:span text:style-name="T496"/></text:p>
      <text:p text:style-name="P137"><text:a xlink:href="/title/tt0443465/?ref_=cs_ov_tt"><text:span text:style-name="T498">Before We Go (2014)</text:span></text:a><text:span text:style-name="T499"/></text:p>
      <text:p text:style-name="P138"><text:span text:style-name="T499">95 min - Comedy | Drama | Romance </text:span></text:p>
      <text:p text:style-name="P138"><text:span text:style-name="T499">Metascore: 31/100 (</text:span><text:a xlink:href="/title/tt0443465/criticreviews?ref_=cs_ov_rv"><text:span text:style-name="T501">10 reviews</text:span></text:a><text:span text:style-name="T502">) </text:span></text:p>
      <text:p text:style-name="P138"><text:span text:style-name="T502">Two strangers stuck in Manhattan for the night grow into each other's most trusted confidants when an evening of unexpected adventure forces them to confront their fears and take control of their lives. </text:span></text:p>
      <text:p text:style-name="P139"><text:span text:style-name="T502">Director:</text:span><text:a xlink:href="/name/nm0262635/?ref_=cs_ov_nm"><text:span text:style-name="T504">Chris Evans</text:span></text:a><text:span text:style-name="T505"><text:s/></text:span></text:p>
      <text:p text:style-name="P139"><text:span text:style-name="T505">Stars:</text:span><text:a xlink:href="/name/nm0262635/?ref_=cs_ov_nm"><text:span text:style-name="T507">Chris Evans</text:span></text:a><text:span text:style-name="T508">,<text:s/></text:span><text:a xlink:href="/name/nm1404408/?ref_=cs_ov_nm"><text:span text:style-name="T510">Alice Eve</text:span></text:a><text:span text:style-name="T511">,<text:s/></text:span><text:a xlink:href="/name/nm3500747/?ref_=cs_ov_nm"><text:span text:style-name="T513">Emma Fitzpatrick</text:span></text:a><text:span text:style-name="T514">,<text:s/></text:span><text:a xlink:href="/name/nm3268924/?ref_=cs_ov_nm"><text:span text:style-name="T516">Scott Evans</text:span></text:a><text:span text:style-name="T517"><text:s/></text:span></text:p>
      <text:p text:style-name="P140"><text:span text:style-name="T517">The Buzz: Chris Evans's directorial debut has done well on VOD already, so this theatrical release is a bonus for him and the studio; perhaps he'll find time between his Captain America duties for a second movie? </text:span></text:p>
      <text:p text:style-name="P141"><text:span text:style-name="T518"/></text:p>
      <text:p text:style-name="P142"><text:span text:style-name="T519"/></text:p>
      <text:p text:style-name="P142"><text:span text:style-name="T520"/></text:p>
      <text:p text:style-name="P143"><text:span text:style-name="T520"/></text:p>
      <text:p text:style-name="P143"><text:span text:style-name="T520"/></text:p>
      <text:p text:style-name="P143"><text:span text:style-name="T520"/></text:p>
      <text:p text:style-name="P144"><text:span text:style-name="T521"/></text:p>
      <text:p text:style-name="P145"><text:span text:style-name="T522"/></text:p>
      <text:p text:style-name="P145"><text:span text:style-name="T522"/></text:p>
      <text:p text:style-name="P146"><text:span text:style-name="T522"/></text:p>
      <text:p text:style-name="P146"><text:span text:style-name="T522"/></text:p>
      <text:p text:style-name="P147"><text:span text:style-name="T522"/></text:p>
      <text:p text:style-name="P148"><text:span text:style-name="T522"/></text:p>
      <text:p text:style-name="P149"><text:span text:style-name="T523"/></text:p>
      <text:p text:style-name="P149"><text:span text:style-name="T523"/></text:p>
      <text:p text:style-name="P149"><text:span text:style-name="T5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